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 style:keep-together="false" fo:keep-together="always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38cm" fo:margin-left="1.307cm" fo:margin-right="1.344cm" table:align="margins"/>
    </style:style>
    <style:style style:name="Table7.A" style:family="table-column">
      <style:table-column-properties style:column-width="4.26cm" style:rel-column-width="18687*"/>
    </style:style>
    <style:style style:name="Table7.B" style:family="table-column">
      <style:table-column-properties style:column-width="10.679cm" style:rel-column-width="46848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38cm" fo:margin-left="1.307cm" fo:margin-right="1.344cm" table:align="margins"/>
    </style:style>
    <style:style style:name="Table9.A" style:family="table-column">
      <style:table-column-properties style:column-width="4.26cm" style:rel-column-width="18687*"/>
    </style:style>
    <style:style style:name="Table9.B" style:family="table-column">
      <style:table-column-properties style:column-width="10.679cm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38cm" fo:margin-left="1.307cm" fo:margin-right="1.344cm" table:align="margins"/>
    </style:style>
    <style:style style:name="Table10.A" style:family="table-column">
      <style:table-column-properties style:column-width="4.26cm" style:rel-column-width="18687*"/>
    </style:style>
    <style:style style:name="Table10.B" style:family="table-column">
      <style:table-column-properties style:column-width="10.679cm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38cm" fo:margin-left="1.307cm" fo:margin-right="1.344cm" table:align="margins"/>
    </style:style>
    <style:style style:name="Table12.A" style:family="table-column">
      <style:table-column-properties style:column-width="4.26cm" style:rel-column-width="18687*"/>
    </style:style>
    <style:style style:name="Table12.B" style:family="table-column">
      <style:table-column-properties style:column-width="10.679cm" style:rel-column-width="46848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38cm" fo:margin-left="1.307cm" fo:margin-right="1.344cm" table:align="margins"/>
    </style:style>
    <style:style style:name="Table13.A" style:family="table-column">
      <style:table-column-properties style:column-width="4.26cm" style:rel-column-width="18687*"/>
    </style:style>
    <style:style style:name="Table13.B" style:family="table-column">
      <style:table-column-properties style:column-width="10.679cm" style:rel-column-width="46848*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38cm" fo:margin-left="1.307cm" fo:margin-right="1.344cm" table:align="margins"/>
    </style:style>
    <style:style style:name="Table14.A" style:family="table-column">
      <style:table-column-properties style:column-width="4.26cm" style:rel-column-width="18687*"/>
    </style:style>
    <style:style style:name="Table14.B" style:family="table-column">
      <style:table-column-properties style:column-width="10.679cm" style:rel-column-width="46848*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5" style:family="table">
      <style:table-properties style:width="14.938cm" fo:margin-left="1.307cm" fo:margin-right="1.344cm" table:align="margins"/>
    </style:style>
    <style:style style:name="Table15.A" style:family="table-column">
      <style:table-column-properties style:column-width="4.26cm" style:rel-column-width="18687*"/>
    </style:style>
    <style:style style:name="Table15.B" style:family="table-column">
      <style:table-column-properties style:column-width="10.679cm" style:rel-column-width="46848*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6" style:family="table">
      <style:table-properties style:width="14.938cm" fo:margin-left="1.307cm" fo:margin-right="1.344cm" table:align="margins"/>
    </style:style>
    <style:style style:name="Table16.A" style:family="table-column">
      <style:table-column-properties style:column-width="4.26cm" style:rel-column-width="18687*"/>
    </style:style>
    <style:style style:name="Table16.B" style:family="table-column">
      <style:table-column-properties style:column-width="10.679cm" style:rel-column-width="46848*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7" style:family="table">
      <style:table-properties style:width="14.938cm" fo:margin-left="1.307cm" fo:margin-right="1.344cm" table:align="margins"/>
    </style:style>
    <style:style style:name="Table17.A" style:family="table-column">
      <style:table-column-properties style:column-width="4.26cm" style:rel-column-width="18687*"/>
    </style:style>
    <style:style style:name="Table17.B" style:family="table-column">
      <style:table-column-properties style:column-width="10.679cm" style:rel-column-width="46848*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8" style:family="table">
      <style:table-properties style:width="14.938cm" fo:margin-left="1.307cm" fo:margin-right="1.344cm" table:align="margins"/>
    </style:style>
    <style:style style:name="Table18.A" style:family="table-column">
      <style:table-column-properties style:column-width="4.26cm" style:rel-column-width="18687*"/>
    </style:style>
    <style:style style:name="Table18.B" style:family="table-column">
      <style:table-column-properties style:column-width="10.679cm" style:rel-column-width="46848*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9" style:family="table">
      <style:table-properties style:width="14.938cm" fo:margin-left="1.307cm" fo:margin-right="1.344cm" table:align="margins"/>
    </style:style>
    <style:style style:name="Table19.A" style:family="table-column">
      <style:table-column-properties style:column-width="4.26cm" style:rel-column-width="18687*"/>
    </style:style>
    <style:style style:name="Table19.B" style:family="table-column">
      <style:table-column-properties style:column-width="10.679cm" style:rel-column-width="46848*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0" style:family="table">
      <style:table-properties style:width="14.938cm" fo:margin-left="1.307cm" fo:margin-right="1.344cm" table:align="margins"/>
    </style:style>
    <style:style style:name="Table20.A" style:family="table-column">
      <style:table-column-properties style:column-width="4.26cm" style:rel-column-width="18687*"/>
    </style:style>
    <style:style style:name="Table20.B" style:family="table-column">
      <style:table-column-properties style:column-width="10.679cm" style:rel-column-width="46848*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1" style:family="table">
      <style:table-properties style:width="14.938cm" fo:margin-left="1.307cm" fo:margin-right="1.344cm" table:align="margins"/>
    </style:style>
    <style:style style:name="Table21.A" style:family="table-column">
      <style:table-column-properties style:column-width="4.26cm" style:rel-column-width="18687*"/>
    </style:style>
    <style:style style:name="Table21.B" style:family="table-column">
      <style:table-column-properties style:column-width="10.679cm" style:rel-column-width="46848*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2" style:family="table">
      <style:table-properties style:width="14.938cm" fo:margin-left="1.307cm" fo:margin-right="1.344cm" table:align="margins"/>
    </style:style>
    <style:style style:name="Table22.A" style:family="table-column">
      <style:table-column-properties style:column-width="4.26cm" style:rel-column-width="18687*"/>
    </style:style>
    <style:style style:name="Table22.B" style:family="table-column">
      <style:table-column-properties style:column-width="10.679cm" style:rel-column-width="46848*"/>
    </style:style>
    <style:style style:name="Table22.1" style:family="table-row">
      <style:table-row-properties fo:background-color="#0000ff">
        <style:background-image/>
      </style:table-row-properties>
    </style:style>
    <style:style style:name="Table2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3" style:family="table">
      <style:table-properties style:width="14.938cm" fo:margin-left="1.307cm" fo:margin-right="1.344cm" table:align="margins"/>
    </style:style>
    <style:style style:name="Table23.A" style:family="table-column">
      <style:table-column-properties style:column-width="4.26cm" style:rel-column-width="18687*"/>
    </style:style>
    <style:style style:name="Table23.B" style:family="table-column">
      <style:table-column-properties style:column-width="10.679cm" style:rel-column-width="46848*"/>
    </style:style>
    <style:style style:name="Table23.1" style:family="table-row">
      <style:table-row-properties fo:background-color="#0000ff">
        <style:background-image/>
      </style:table-row-properties>
    </style:style>
    <style:style style:name="Table2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5" style:family="paragraph" style:parent-style-name="Method_20_Body">
      <style:paragraph-properties fo:margin-left="0cm" fo:margin-right="0cm" fo:text-indent="0cm" style:auto-text-indent="false" fo:break-before="pag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6" style:family="paragraph" style:parent-style-name="Method_20_Code_20_Listing">
      <style:text-properties fo:color="#000080"/>
    </style:style>
    <style:style style:name="P7" style:family="paragraph" style:parent-style-name="Method_20_Code_20_Listing">
      <style:paragraph-properties>
        <style:tab-stops>
          <style:tab-stop style:position="13.951cm"/>
        </style:tab-stops>
      </style:paragraph-properties>
      <style:text-properties fo:color="#000080"/>
    </style:style>
    <style:style style:name="P8" style:family="paragraph" style:parent-style-name="Method_20_Code_20_Listing">
      <style:text-properties fo:color="#00008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Method_20_Code_20_Listing">
      <style:text-properties fo:color="#000080" style:font-name-asian="Monospace" style:font-name-complex="Monospace"/>
    </style:style>
    <style:style style:name="P1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1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Method_20_Body">
      <style:text-properties fo:color="#0000ff"/>
    </style:style>
    <style:style style:name="P14" style:family="paragraph" style:parent-style-name="Method_20_Body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5" style:family="paragraph" style:parent-style-name="Method_20_Body">
      <style:text-properties fo:color="#0000ff" style:font-name="DejaVu Serif2" fo:font-size="11pt" style:font-size-asian="11pt" style:font-size-complex="11pt"/>
    </style:style>
    <style:style style:name="P16" style:family="paragraph" style:parent-style-name="Method_20_Body">
      <style:text-properties fo:color="#0000ff" style:font-name="DejaVu Serif2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17" style:family="paragraph" style:parent-style-name="Method_20_Body"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18" style:family="paragraph" style:parent-style-name="Method_20_Body">
      <style:text-properties fo:color="#0000ff" style:font-name="Droid Serif" fo:font-size="11pt" style:font-name-asian="Monospace" style:font-size-asian="11pt" style:font-name-complex="Monospace" style:font-size-complex="11pt"/>
    </style:style>
    <style:style style:name="P19" style:family="paragraph" style:parent-style-name="Method_20_Body">
      <style:text-properties fo:color="#0000ff" style:font-name="Droid Serif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20" style:family="paragraph" style:parent-style-name="Method_20_Body">
      <style:text-properties fo:font-weight="bold" style:font-weight-asian="bold" style:font-weight-complex="bold"/>
    </style:style>
    <style:style style:name="P21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2" style:family="paragraph" style:parent-style-name="Method_20_Code_20_Listing">
      <style:paragraph-properties fo:margin-left="1.199cm" fo:margin-right="0cm" fo:text-indent="0cm" style:auto-text-indent="false">
        <style:tab-stops>
          <style:tab-stop style:position="13.951cm"/>
        </style:tab-stops>
      </style:paragraph-properties>
      <style:text-properties fo:color="#000080"/>
    </style:style>
    <style:style style:name="P23" style:family="paragraph" style:parent-style-name="Criteria_20_Body" style:list-style-name="L1"/>
    <style:style style:name="P24" style:family="paragraph" style:parent-style-name="Coding_20_Title">
      <style:paragraph-properties fo:break-before="page"/>
    </style:style>
    <style:style style:name="P25" style:family="paragraph" style:parent-style-name="Method_20_Title">
      <style:paragraph-properties fo:break-before="page"/>
    </style:style>
    <style:style style:name="P26" style:family="paragraph" style:parent-style-name="Method_20_Title">
      <style:paragraph-properties fo:break-before="page"/>
      <style:text-properties style:font-name-asian="Monospace" style:font-name-complex="Monospace"/>
    </style:style>
    <style:style style:name="P27" style:family="paragraph" style:parent-style-name="Method_20_Title">
      <style:paragraph-properties fo:margin-left="0cm" fo:margin-right="0cm" fo:text-indent="0cm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28" style:family="paragraph" style:parent-style-name="Method_20_Body">
      <style:text-properties fo:color="#0000ff"/>
    </style:style>
    <style:style style:name="P29" style:family="paragraph" style:parent-style-name="Method_20_Body">
      <style:text-properties fo:color="#0000ff" style:font-name="Droid Serif" fo:font-size="11pt" style:font-name-asian="Monospace" style:font-size-asian="11pt" style:font-name-complex="Monospace" style:font-size-complex="11pt"/>
    </style:style>
    <style:style style:name="P30" style:family="paragraph" style:parent-style-name="Method_20_Body">
      <style:text-properties fo:color="#0000ff" style:font-name="DejaVu Serif2" fo:font-size="11pt" fo:font-weight="bold" style:font-name-asian="Monospace" style:font-size-asian="11pt" style:font-weight-asian="bold" style:font-name-complex="Monospace" style:font-size-complex="11pt" style:font-weight-complex="bold"/>
    </style:style>
    <style:style style:name="P31" style:family="paragraph" style:parent-style-name="Method_20_Body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32" style:family="paragraph" style:parent-style-name="Method_20_Body"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33" style:family="paragraph" style:parent-style-name="Method_20_Body">
      <style:text-properties fo:color="#0000ff" style:font-name="DejaVu Serif2" fo:font-size="11pt" style:font-size-asian="11pt" style:font-size-complex="11pt"/>
    </style:style>
    <style:style style:name="P3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3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36" style:family="paragraph" style:parent-style-name="Method_20_Code_20_Listing">
      <style:text-properties fo:color="#000080"/>
    </style:style>
    <style:style style:name="P37" style:family="paragraph" style:parent-style-name="Code_20_Listing">
      <style:text-properties fo:color="#000080"/>
    </style:style>
    <style:style style:name="P38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39" style:family="paragraph" style:parent-style-name="Code_20_Listing">
      <style:paragraph-properties fo:break-before="page"/>
      <style:text-properties fo:color="#000080"/>
    </style:style>
    <style:style style:name="P40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41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42" style:family="paragraph" style:parent-style-name="Method_20_Listing_20_Title">
      <style:paragraph-properties fo:break-before="page"/>
    </style:style>
    <style:style style:name="P4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/>
    </style:style>
    <style:style style:name="T4" style:family="text">
      <style:text-properties fo:color="#0000ff"/>
    </style:style>
    <style:style style:name="T5" style:family="text">
      <style:text-properties fo:color="#660000"/>
    </style:style>
    <style:style style:name="T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style:font-name-asian="Monospace" style:font-name-complex="Monospace"/>
    </style:style>
    <style:style style:name="T8" style:family="text">
      <style:text-properties style:font-weight-complex="bold"/>
    </style:style>
    <style:style style:name="T9" style:family="text">
      <style:text-properties style:font-name="DejaVu Sans Mono1" fo:font-size="9pt" fo:font-weight="bold" style:font-name-asian="Monospace" style:font-size-asian="9pt" style:font-weight-asian="bold" style:font-name-complex="Monospace" style:font-size-complex="9pt" style:font-weight-complex="bold"/>
    </style:style>
    <style:style style:name="T10" style:family="text">
      <style:text-properties style:font-name="DejaVu Sans Mono1" fo:font-size="9pt" style:font-name-asian="Monospace" style:font-size-asian="9pt" style:font-name-complex="Monospace" style:font-size-complex="9pt"/>
    </style:style>
    <style:style style:name="T11" style:family="text">
      <style:text-properties fo:color="#000080"/>
    </style:style>
    <style:style style:name="T12" style:family="text">
      <style:text-properties fo:color="#808080"/>
    </style:style>
    <style:style style:name="T13" style:family="text">
      <style:text-properties fo: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Compress\iAdapter</text:h>
      <text:p text:style-name="Class_20_Description"/>
      <text:p text:style-name="Class_20_Description">The <text:span text:style-name="Class_20_Variables"><text:span text:style-name="T2">Compress\iAdapter</text:span></text:span> interface provides templates of the methods expected to be implemented by the interfacing class.</text:p>
      <text:p text:style-name="Class_20_Description"/>
      <text:h text:style-name="Criteria_20_Title" text:outline-level="2">Design criteria and considerations.</text:h>
      <text:p text:style-name="Criteria_20_Body"/>
      <text:list xml:id="list336633779" text:style-name="L1">
        <text:list-item>
          <text:p text:style-name="P23">Uses the <text:span text:style-name="Class_20_Variables">Library/Compress</text:span> namespace;</text:p>
        </text:list-item>
        <text:list-item>
          <text:p text:style-name="P43">Does not implement any methods nor define any properties or constants.</text:p>
        </text:list-item>
      </text:list>
      <text:p text:style-name="Standard"/>
      <text:h text:style-name="P42" text:outline-level="4">Interface Methods</text:h>
      <text:p text:style-name="Method_20_Body"/>
      <text:p text:style-name="Method_20_Body">The <text:span text:style-name="Class_20_Variables">Compress\iAdapter</text:span> interface defines the following mandatory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Method</text:p>
            </table:table-cell>
            <table:table-cell table:style-name="Table3.B1" office:value-type="string">
              <text:p text:style-name="P10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2">open</text:p>
          </table:table-cell>
          <table:table-cell table:style-name="Table3.B2" office:value-type="string">
            <text:p text:style-name="P3">Open a compressed file.</text:p>
          </table:table-cell>
        </table:table-row>
        <table:table-row table:style-name="Table3.2">
          <table:table-cell table:style-name="Table3.A2" office:value-type="string">
            <text:p text:style-name="P12">fgetc</text:p>
          </table:table-cell>
          <table:table-cell table:style-name="Table3.B2" office:value-type="string">
            <text:p text:style-name="Method_20_Table_20_Description">Get the next character from the current file.</text:p>
          </table:table-cell>
        </table:table-row>
        <table:table-row table:style-name="Table3.2">
          <table:table-cell table:style-name="Table3.A2" office:value-type="string">
            <text:p text:style-name="P12">fgets</text:p>
          </table:table-cell>
          <table:table-cell table:style-name="Table3.B2" office:value-type="string">
            <text:p text:style-name="Method_20_Table_20_Description">Get the next length of uncompressed characters from the current file.</text:p>
          </table:table-cell>
        </table:table-row>
        <table:table-row table:style-name="Table3.2">
          <table:table-cell table:style-name="Table3.A2" office:value-type="string">
            <text:p text:style-name="P12">fgetss</text:p>
          </table:table-cell>
          <table:table-cell table:style-name="Table3.B2" office:value-type="string">
            <text:p text:style-name="Method_20_Table_20_Description">Get the next length of uncompressed characters from the current file and strip tags.</text:p>
          </table:table-cell>
        </table:table-row>
        <table:table-row table:style-name="Table3.2">
          <table:table-cell table:style-name="Table3.A2" office:value-type="string">
            <text:p text:style-name="P12">fread</text:p>
          </table:table-cell>
          <table:table-cell table:style-name="Table3.B2" office:value-type="string">
            <text:p text:style-name="Method_20_Table_20_Description">Read up to length uncompressed bytes from a file.</text:p>
          </table:table-cell>
        </table:table-row>
        <table:table-row table:style-name="Table3.2">
          <table:table-cell table:style-name="Table3.A2" office:value-type="string">
            <text:p text:style-name="P12">fwrite</text:p>
          </table:table-cell>
          <table:table-cell table:style-name="Table3.B2" office:value-type="string">
            <text:p text:style-name="Method_20_Table_20_Description">Write length bytes (or all) of the buffer to the current file.</text:p>
          </table:table-cell>
        </table:table-row>
        <table:table-row table:style-name="Table3.2">
          <table:table-cell table:style-name="Table3.A2" office:value-type="string">
            <text:p text:style-name="P12">fpassthru</text:p>
          </table:table-cell>
          <table:table-cell table:style-name="Table3.B2" office:value-type="string">
            <text:p text:style-name="Method_20_Table_20_Description">Send remainder of uncompressed file to the output device.</text:p>
          </table:table-cell>
        </table:table-row>
        <table:table-row table:style-name="Table3.2">
          <table:table-cell table:style-name="Table3.A2" office:value-type="string">
            <text:p text:style-name="P12">rewind</text:p>
          </table:table-cell>
          <table:table-cell table:style-name="Table3.B2" office:value-type="string">
            <text:p text:style-name="Method_20_Table_20_Description">Reset the file pointer to the start of the file.</text:p>
          </table:table-cell>
        </table:table-row>
        <table:table-row table:style-name="Table3.2">
          <table:table-cell table:style-name="Table3.A2" office:value-type="string">
            <text:p text:style-name="P12">fseek</text:p>
          </table:table-cell>
          <table:table-cell table:style-name="Table3.B2" office:value-type="string">
            <text:p text:style-name="Method_20_Table_20_Description">Seek to the given offset, or, if whence=SEEK_CUR, relative to current position.</text:p>
          </table:table-cell>
        </table:table-row>
        <table:table-row table:style-name="Table3.2">
          <table:table-cell table:style-name="Table3.A2" office:value-type="string">
            <text:p text:style-name="P12">ftell</text:p>
          </table:table-cell>
          <table:table-cell table:style-name="Table3.B2" office:value-type="string">
            <text:p text:style-name="Method_20_Table_20_Description">Return the current pointer into the UNCOMPRESSED file.</text:p>
          </table:table-cell>
        </table:table-row>
        <table:table-row table:style-name="Table3.2">
          <table:table-cell table:style-name="Table3.A2" office:value-type="string">
            <text:p text:style-name="P12">eof</text:p>
          </table:table-cell>
          <table:table-cell table:style-name="Table3.B2" office:value-type="string">
            <text:p text:style-name="Method_20_Table_20_Description">Test for end of file.</text:p>
          </table:table-cell>
        </table:table-row>
        <table:table-row table:style-name="Table3.2">
          <table:table-cell table:style-name="Table3.A2" office:value-type="string">
            <text:p text:style-name="P12">fclose</text:p>
          </table:table-cell>
          <table:table-cell table:style-name="Table3.B2" office:value-type="string">
            <text:p text:style-name="Method_20_Table_20_Description">Close the compressed file.</text:p>
          </table:table-cell>
        </table:table-row>
        <table:table-row table:style-name="Table3.2">
          <table:table-cell table:style-name="Table3.A2" office:value-type="string">
            <text:p text:style-name="P12">validHandle</text:p>
          </table:table-cell>
          <table:table-cell table:style-name="Table3.B2" office:value-type="string">
            <text:p text:style-name="Method_20_Table_20_Description">Returns if the handle is valid, throws exception if not valid.</text:p>
          </table:table-cell>
        </table:table-row>
        <table:table-row table:style-name="Table3.2">
          <table:table-cell table:style-name="Table3.A2" office:value-type="string">
            <text:p text:style-name="P12">handle</text:p>
          </table:table-cell>
          <table:table-cell table:style-name="Table3.B2" office:value-type="string">
            <text:p text:style-name="Method_20_Table_20_Description">Get the current file handle.</text:p>
          </table:table-cell>
        </table:table-row>
        <table:table-row table:style-name="Table3.2">
          <table:table-cell table:style-name="Table3.A2" office:value-type="string">
            <text:p text:style-name="P12">readToArray</text:p>
          </table:table-cell>
          <table:table-cell table:style-name="Table3.B2" office:value-type="string">
            <text:p text:style-name="Method_20_Table_20_Description">Open and read a complete gz-file into an array of lines.</text:p>
          </table:table-cell>
        </table:table-row>
        <table:table-row table:style-name="Table3.2">
          <table:table-cell table:style-name="Table3.A2" office:value-type="string">
            <text:p text:style-name="P12">readFileAndOutput</text:p>
          </table:table-cell>
          <table:table-cell table:style-name="Table3.B2" office:value-type="string">
            <text:p text:style-name="Method_20_Table_20_Description">Reads a file, decompresses it and writes it to standard output.</text:p>
          </table:table-cell>
        </table:table-row>
        <table:table-row table:style-name="Table3.2">
          <table:table-cell table:style-name="Table3.A2" office:value-type="string">
            <text:p text:style-name="P12">compress</text:p>
          </table:table-cell>
          <table:table-cell table:style-name="Table3.B2" office:value-type="string">
            <text:p text:style-name="Method_20_Table_20_Description">Convert the buffer into a compressed buffer.</text:p>
          </table:table-cell>
        </table:table-row>
        <table:table-row table:style-name="Table3.2">
          <table:table-cell table:style-name="Table3.A2" office:value-type="string">
            <text:p text:style-name="P12">uncompress</text:p>
          </table:table-cell>
          <table:table-cell table:style-name="Table3.B2" office:value-type="string">
            <text:p text:style-name="Method_20_Table_20_Description">Convert the compressed buffer into the uncompressed buffer.</text:p>
          </table:table-cell>
        </table:table-row>
        <table:table-row table:style-name="Table3.2">
          <table:table-cell table:style-name="Table3.A2" office:value-type="string">
            <text:p text:style-name="P12">encode</text:p>
          </table:table-cell>
          <table:table-cell table:style-name="Table3.B2" office:value-type="string">
            <text:p text:style-name="Method_20_Table_20_Description">Encode the supplied buffer.</text:p>
          </table:table-cell>
        </table:table-row>
        <table:table-row table:style-name="Table3.2">
          <table:table-cell table:style-name="Table3.A2" office:value-type="string">
            <text:p text:style-name="P12">decode</text:p>
          </table:table-cell>
          <table:table-cell table:style-name="Table3.B2" office:value-type="string">
            <text:p text:style-name="P3">Decode the supplied buffer.</text:p>
          </table:table-cell>
        </table:table-row>
        <table:table-row table:style-name="Table3.2">
          <table:table-cell table:style-name="Table3.A2" office:value-type="string">
            <text:p text:style-name="P12">inflate</text:p>
          </table:table-cell>
          <table:table-cell table:style-name="Table3.B2" office:value-type="string">
            <text:p text:style-name="Method_20_Table_20_Description">Inflate (decompress) the supplied buffer.</text:p>
          </table:table-cell>
        </table:table-row>
        <table:table-row table:style-name="Table3.2">
          <table:table-cell table:style-name="Table3.A2" office:value-type="string">
            <text:p text:style-name="P12">deflate</text:p>
          </table:table-cell>
          <table:table-cell table:style-name="Table3.B2" office:value-type="string">
            <text:p text:style-name="P3">Deflate (compress) the supplied buffer.</text:p>
          </table:table-cell>
        </table:table-row>
        <table:table-row table:style-name="Table3.2">
          <table:table-cell table:style-name="Table3.A2" office:value-type="string">
            <text:p text:style-name="P12">compressionLevel</text:p>
          </table:table-cell>
          <table:table-cell table:style-name="Table3.B2" office:value-type="string">
            <text:p text:style-name="P3">Compression factor.</text:p>
          </table:table-cell>
        </table:table-row>
        <text:soft-page-break/>
        <table:table-row table:style-name="Table3.2">
          <table:table-cell table:style-name="Table3.A2" office:value-type="string">
            <text:p text:style-name="P12">lines</text:p>
          </table:table-cell>
          <table:table-cell table:style-name="Table3.B2" office:value-type="string">
            <text:p text:style-name="Method_20_Table_20_Description">Get an array containing the complete file, one line per element.</text:p>
          </table:table-cell>
        </table:table-row>
        <table:table-row table:style-name="Table3.2">
          <table:table-cell table:style-name="Table3.A2" office:value-type="string">
            <text:p text:style-name="P12">fileName</text:p>
          </table:table-cell>
          <table:table-cell table:style-name="Table3.B2" office:value-type="string">
            <text:p text:style-name="P3">Get (and / or set) the file name.</text:p>
          </table:table-cell>
        </table:table-row>
        <table:table-row table:style-name="Table3.2">
          <table:table-cell table:style-name="Table3.A2" office:value-type="string">
            <text:p text:style-name="P12">mode</text:p>
          </table:table-cell>
          <table:table-cell table:style-name="Table3.B2" office:value-type="string">
            <text:p text:style-name="P3">Get (and / or set) the file mode.</text:p>
          </table:table-cell>
        </table:table-row>
        <table:table-row table:style-name="Table3.2">
          <table:table-cell table:style-name="Table3.A2" office:value-type="string">
            <text:p text:style-name="P12">useIncludePath</text:p>
          </table:table-cell>
          <table:table-cell table:style-name="Table3.B2" office:value-type="string">
            <text:p text:style-name="Method_20_Table_20_Description">Get (and / or set) the use include path flag used when searching for a file.</text:p>
          </table:table-cell>
        </table:table-row>
      </table:table>
      <text:p text:style-name="Standard"/>
      <text:h text:style-name="Method_20_Listing_20_Title" text:outline-level="4"/>
      <text:h text:style-name="P25" text:outline-level="5">open</text:h>
      <text:p text:style-name="Method_20_Body"/>
      <text:p text:style-name="P14">Open a compressed file.</text:p>
      <text:p text:style-name="Method_20_Body"/>
      <text:p text:style-name="P20">Template</text:p>
      <text:p text:style-name="Method_20_Body"/>
      <text:p text:style-name="P6">/**</text:p>
      <text:p text:style-name="P6"><text:s/>* open</text:p>
      <text:p text:style-name="P6"><text:s/>*</text:p>
      <text:p text:style-name="P6"><text:s/>* open a compressed file</text:p>
      <text:p text:style-name="P6"><text:s/>* <text:span text:style-name="T1">@param</text:span> string $file = name of the file to open</text:p>
      <text:p text:style-name="P21"><text:s/>* <text:span text:style-name="T1">@param</text:span> string $mode = file open mode - 3 bytes: 1st = access type {r, w, a}, </text:p>
      <text:p text:style-name="P21"><text:s/>*<text:tab/><text:tab/><text:tab/><text:tab/>2nd = text-mode, either text or binary {t, b}, </text:p>
      <text:p text:style-name="P21"><text:s/>*<text:tab/><text:tab/><text:tab/><text:tab/>3rd = compression level</text:p>
      <text:p text:style-name="P6"><text:s/>* <text:span text:style-name="T1">@param</text:span> boolean $use_includes = (optional) true = search include directories also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open($fileName=null, $mode=null, $useIncludePath=false);</text:span></text:p>
      <text:p text:style-name="Method_20_Body"/>
      <text:p text:style-name="P20">Narrative</text:p>
      <text:p text:style-name="Method_20_Body"/>
      <text:p text:style-name="Method_20_Body">The <text:span text:style-name="Class_20_Variables"><text:span text:style-name="T8">open</text:span></text:span> method expects three optional parameters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0">Properties</text:p>
          </table:table-cell>
          <table:table-cell table:style-name="Table8.B1" office:value-type="string">
            <text:p text:style-name="P10">Description</text:p>
          </table:table-cell>
        </table:table-row>
        <table:table-row>
          <table:table-cell table:style-name="Table8.A2" office:value-type="string">
            <text:p text:style-name="P11">$file</text:p>
          </table:table-cell>
          <table:table-cell table:style-name="Table8.B2" office:value-type="string">
            <text:p text:style-name="P2">The name of the file.</text:p>
          </table:table-cell>
        </table:table-row>
        <table:table-row>
          <table:table-cell table:style-name="Table8.A2" office:value-type="string">
            <text:p text:style-name="P11">$mode</text:p>
          </table:table-cell>
          <table:table-cell table:style-name="Table8.B2" office:value-type="string">
            <text:p text:style-name="P2">File open mode.</text:p>
          </table:table-cell>
        </table:table-row>
        <table:table-row>
          <table:table-cell table:style-name="Table8.A2" office:value-type="string">
            <text:p text:style-name="P11">$use_includes</text:p>
          </table:table-cell>
          <table:table-cell table:style-name="Table8.B2" office:value-type="string">
            <text:p text:style-name="P2">Search include directories when true.</text:p>
          </table:table-cell>
        </table:table-row>
      </table:table>
      <text:p text:style-name="Method_20_Body"/>
      <text:p text:style-name="Method_20_Body">The method will throw an exception upon failure to complete the open request.</text:p>
      <text:p text:style-name="Method_20_Body"><text:s/></text:p>
      <text:p text:style-name="Method_20_Body"/>
      <text:h text:style-name="P25" text:outline-level="5">fgetc</text:h>
      <text:p text:style-name="Method_20_Body"/>
      <text:p text:style-name="P20">Template</text:p>
      <text:p text:style-name="Method_20_Body"/>
      <text:p text:style-name="P6">/**</text:p>
      <text:p text:style-name="P6"><text:s/>* fgetc</text:p>
      <text:p text:style-name="P6"><text:s/>*</text:p>
      <text:p text:style-name="P6"><text:s/>* get the next character from the current file</text:p>
      <text:p text:style-name="P6"><text:s/>* <text:span text:style-name="T1">@return</text:span> string $char</text:p>
      <text:p text:style-name="P6"><text:s/>* <text:span text:style-name="T1">@throws</text:span> \Library\Compress\Exception</text:p>
      <text:p text:style-name="P6"><text:s/>*/</text:p>
      <text:p text:style-name="P8">public function fgetc();</text:p>
      <text:p text:style-name="P18"/>
      <text:p text:style-name="P19">Narrative</text:p>
      <text:p text:style-name="P18"/>
      <text:p text:style-name="P18">Returns the next character from the current file.</text:p>
      <text:p text:style-name="P18"/>
      <text:p text:style-name="P18"/>
      <text:h text:style-name="P26" text:outline-level="5">fgets</text:h>
      <text:p text:style-name="P18"/>
      <text:p text:style-name="Method_20_Body">Get the next length of uncompressed characters from the current file.</text:p>
      <text:p text:style-name="P16"/>
      <text:p text:style-name="P16">Template</text:p>
      <text:p text:style-name="P14"/>
      <text:p text:style-name="P6">/**</text:p>
      <text:p text:style-name="P6"><text:s/>* fgets</text:p>
      <text:p text:style-name="P6"><text:s/>*</text:p>
      <text:p text:style-name="P6"><text:s/>* get the next length of uncompressed characters from the current file</text:p>
      <text:p text:style-name="P6"><text:s/>* <text:span text:style-name="T1">@param</text:span> integer $length = length of uncompressed characters</text:p>
      <text:p text:style-name="P6"><text:s/>* <text:span text:style-name="T1">@return</text:span> string $buffer</text:p>
      <text:p text:style-name="P6"><text:s/>* <text:span text:style-name="T1">@throws</text:span> \Library\Compress\Exception</text:p>
      <text:p text:style-name="P6"><text:s/>*/</text:p>
      <text:p text:style-name="P6"><text:span text:style-name="T7">public function </text:span><text:span text:style-name="T7">fgets($length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fgets</text:span></text:span><text:span text:style-name="T7"> method expects a single mandatory parameter:</text:span>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perties</text:p>
          </table:table-cell>
          <table:table-cell table:style-name="Table1.B1" office:value-type="string">
            <text:p text:style-name="P10">Description</text:p>
          </table:table-cell>
        </table:table-row>
        <table:table-row>
          <table:table-cell table:style-name="Table1.A2" office:value-type="string">
            <text:p text:style-name="P11">$length</text:p>
          </table:table-cell>
          <table:table-cell table:style-name="Table1.B2" office:value-type="string">
            <text:p text:style-name="P2">Length of uncompressed characters.</text:p>
          </table:table-cell>
        </table:table-row>
      </table:table>
      <text:p text:style-name="P17"/>
      <text:p text:style-name="P17">A string containing the uncompressed characters is returned.</text:p>
      <text:p text:style-name="P17"/>
      <text:p text:style-name="P17">An exception will be thrown upon detection of an error.</text:p>
      <text:p text:style-name="P17"/>
      <text:p text:style-name="P17"/>
      <text:p text:style-name="P17"/>
      <text:h text:style-name="P26" text:outline-level="5">fgetss</text:h>
      <text:p text:style-name="P18"/>
      <text:p text:style-name="Method_20_Body">Get the next length of uncompressed characters from the current file and strip HTML/PHP tags.</text:p>
      <text:p text:style-name="P16"/>
      <text:p text:style-name="P16">Template</text:p>
      <text:p text:style-name="P14"/>
      <text:p text:style-name="P6">/**</text:p>
      <text:p text:style-name="P6"><text:s/>* fgetss</text:p>
      <text:p text:style-name="P6"><text:s/>*</text:p>
      <text:p text:style-name="P6"><text:s/>* get the next length of uncompressed characters from the current file</text:p>
      <text:p text:style-name="P21"><text:s/>* <text:span text:style-name="T1">@param</text:span> integer $length = length of uncompressed characters</text:p>
      <text:p text:style-name="P21"><text:s/>* <text:span text:style-name="T9">@param</text:span><text:span text:style-name="T10"> string $allowableTags = (optional) list of allowable tags</text:span></text:p>
      <text:p text:style-name="P6"><text:s/>* <text:span text:style-name="T1">@return</text:span> string $buffer</text:p>
      <text:p text:style-name="P6"><text:s/>* <text:span text:style-name="T1">@throws</text:span> \Library\Compress\Exception</text:p>
      <text:p text:style-name="P6"><text:s/>*/</text:p>
      <text:p text:style-name="P9">public function fgetss($length, $allowableTags=null);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fgets</text:span></text:span><text:span text:style-name="T7"> method expects a single mandatory parameter:</text:span>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Properties</text:p>
          </table:table-cell>
          <table:table-cell table:style-name="Table2.B1" office:value-type="string">
            <text:p text:style-name="P10">Description</text:p>
          </table:table-cell>
        </table:table-row>
        <table:table-row>
          <table:table-cell table:style-name="Table2.A2" office:value-type="string">
            <text:p text:style-name="P11">$length</text:p>
          </table:table-cell>
          <table:table-cell table:style-name="Table2.B2" office:value-type="string">
            <text:p text:style-name="P2">Length of uncompressed characters.</text:p>
          </table:table-cell>
        </table:table-row>
      </table:table>
      <text:p text:style-name="P17"/>
      <text:p text:style-name="P17">And a single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Properties</text:p>
          </table:table-cell>
          <table:table-cell table:style-name="Table4.B1" office:value-type="string">
            <text:p text:style-name="P10">Description</text:p>
          </table:table-cell>
        </table:table-row>
        <table:table-row>
          <table:table-cell table:style-name="Table4.A2" office:value-type="string">
            <text:p text:style-name="P11">$allowableTags</text:p>
          </table:table-cell>
          <table:table-cell table:style-name="Table4.B2" office:value-type="string">
            <text:p text:style-name="P2">List of allowable tags.</text:p>
          </table:table-cell>
        </table:table-row>
      </table:table>
      <text:p text:style-name="P17"/>
      <text:p text:style-name="P17">A string containing the uncompressed characters is returned.</text:p>
      <text:p text:style-name="P17"/>
      <text:p text:style-name="P17">An exception will be thrown upon detection of an error.</text:p>
      <text:p text:style-name="P17"/>
      <text:p text:style-name="P17"/>
      <text:p text:style-name="P4"/>
      <text:p text:style-name="P17"/>
      <text:h text:style-name="P26" text:outline-level="5">fread</text:h>
      <text:p text:style-name="P18"/>
      <text:p text:style-name="P13">Reads up to length uncompressed bytes from a file.</text:p>
      <text:p text:style-name="P16"/>
      <text:p text:style-name="P16">Template</text:p>
      <text:p text:style-name="P14"/>
      <text:p text:style-name="P6">/**</text:p>
      <text:p text:style-name="P6"><text:s/>* fread</text:p>
      <text:p text:style-name="P6"><text:s/>*</text:p>
      <text:p text:style-name="P6"><text:s/>* Reads up to length uncompressed bytes from a file</text:p>
      <text:p text:style-name="P6"><text:s/>* <text:span text:style-name="T1">@param</text:span> integer $length = length of bytes to read from the file</text:p>
      <text:p text:style-name="P6"><text:s/>* <text:span text:style-name="T1">@return</text:span> string $buffer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fread($length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fread</text:span></text:span><text:span text:style-name="T7"> method expects a single mandatory parameter:</text:span>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Properties</text:p>
          </table:table-cell>
          <table:table-cell table:style-name="Table5.B1" office:value-type="string">
            <text:p text:style-name="P10">Description</text:p>
          </table:table-cell>
        </table:table-row>
        <table:table-row>
          <table:table-cell table:style-name="Table5.A2" office:value-type="string">
            <text:p text:style-name="P11">$length</text:p>
          </table:table-cell>
          <table:table-cell table:style-name="Table5.B2" office:value-type="string">
            <text:p text:style-name="P2">Length of uncompressed characters.</text:p>
          </table:table-cell>
        </table:table-row>
      </table:table>
      <text:p text:style-name="P17"/>
      <text:p text:style-name="P17">A string containing the uncompressed characters is returned.</text:p>
      <text:p text:style-name="P17"/>
      <text:p text:style-name="P17">An exception will be thrown upon detection of an error.</text:p>
      <text:p text:style-name="P17"/>
      <text:p text:style-name="P4"/>
      <text:p text:style-name="P17"/>
      <text:h text:style-name="P26" text:outline-level="5">fwrite</text:h>
      <text:p text:style-name="P18"/>
      <text:p text:style-name="P13">Writes up to length bytes from the buffer to the current file.</text:p>
      <text:p text:style-name="P16"/>
      <text:p text:style-name="P16">Template</text:p>
      <text:p text:style-name="P14"/>
      <text:p text:style-name="P6">/**</text:p>
      <text:p text:style-name="P6"><text:s/>* fwrite</text:p>
      <text:p text:style-name="P6"><text:s/>*</text:p>
      <text:p text:style-name="P6"><text:s/>* Write length bytes (or all) of the buffer to the current file</text:p>
      <text:p text:style-name="P6"><text:s/>* <text:span text:style-name="T1">@param</text:span> string $buffer = (optional) buffer to write, null = use current buffer</text:p>
      <text:p text:style-name="P6"><text:s/>* <text:span text:style-name="T1">@param</text:span> integer $length = (optional) buffer bytes to write, all if null</text:p>
      <text:p text:style-name="P6"><text:s/>* <text:span text:style-name="T1">@return</text:span> integer $bytes = bytes written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fwrite($buffer=null, $length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fwrite</text:span></text:span><text:span text:style-name="T7"> method expects two optional parameters:</text:span>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Properties</text:p>
          </table:table-cell>
          <table:table-cell table:style-name="Table6.B1" office:value-type="string">
            <text:p text:style-name="P10">Description</text:p>
          </table:table-cell>
        </table:table-row>
        <table:table-row>
          <table:table-cell table:style-name="Table6.A2" office:value-type="string">
            <text:p text:style-name="P11">$buffer</text:p>
          </table:table-cell>
          <table:table-cell table:style-name="Table6.B2" office:value-type="string">
            <text:p text:style-name="P2">Buffer to write.</text:p>
          </table:table-cell>
        </table:table-row>
        <table:table-row>
          <table:table-cell table:style-name="Table6.A2" office:value-type="string">
            <text:p text:style-name="P11">$length</text:p>
          </table:table-cell>
          <table:table-cell table:style-name="Table6.B2" office:value-type="string">
            <text:p text:style-name="P2">Length of characters to output.</text:p>
          </table:table-cell>
        </table:table-row>
      </table:table>
      <text:p text:style-name="P17"/>
      <text:p text:style-name="P17">The provided buffer is written to the file.</text:p>
      <text:p text:style-name="P17"/>
      <text:p text:style-name="P17">The number of bytes written is returned upon successful completion.</text:p>
      <text:p text:style-name="P17"/>
      <text:p text:style-name="P17">An exception will be thrown upon detection of an error.</text:p>
      <text:p text:style-name="P17"/>
      <text:p text:style-name="P4"/>
      <text:p text:style-name="P17"/>
      <text:h text:style-name="P26" text:outline-level="5">fpassthru</text:h>
      <text:p text:style-name="P18"/>
      <text:p text:style-name="P13">Send the remainder of the uncompressed file to the output device.</text:p>
      <text:p text:style-name="P16"/>
      <text:p text:style-name="P16">Template</text:p>
      <text:p text:style-name="P14"/>
      <text:p text:style-name="P6">/**</text:p>
      <text:p text:style-name="P6"><text:s/>* fpassthru</text:p>
      <text:p text:style-name="P6"><text:s/>*</text:p>
      <text:p text:style-name="P6"><text:s/>* Send remainder of uncompressed file to the output device</text:p>
      <text:p text:style-name="P6"><text:s/>* <text:span text:style-name="T1">@return</text:span> integer $bytes = number of uncompressed bytes processed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fpassthru();</text:span></text:p>
      <text:p text:style-name="P17"/>
      <text:p text:style-name="P16">Narrative</text:p>
      <text:p text:style-name="P14"/>
      <text:p text:style-name="P17">The number of bytes written is returned upon successful completion.</text:p>
      <text:p text:style-name="P17"/>
      <text:p text:style-name="P17">An exception will be thrown upon detection of an error.</text:p>
      <text:p text:style-name="P17"/>
      <text:p text:style-name="P4"/>
      <text:p text:style-name="P4"/>
      <text:p text:style-name="P17"/>
      <text:h text:style-name="P26" text:outline-level="5">rewind</text:h>
      <text:p text:style-name="P18"/>
      <text:p text:style-name="P13">Reset the file pointer to the start of the file.</text:p>
      <text:p text:style-name="P16"/>
      <text:p text:style-name="P16">Template</text:p>
      <text:p text:style-name="P14"/>
      <text:p text:style-name="P6">/**</text:p>
      <text:p text:style-name="P6"><text:s/>* rewind</text:p>
      <text:p text:style-name="P6"><text:s/>*</text:p>
      <text:p text:style-name="P6"><text:s/>* reset the file pointer to the start of the file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rewind();</text:span></text:p>
      <text:p text:style-name="P17"/>
      <text:p text:style-name="P16">Narrative</text:p>
      <text:p text:style-name="P14"/>
      <text:p text:style-name="P17">An exception will be thrown upon detection of an error.</text:p>
      <text:p text:style-name="P17"/>
      <text:p text:style-name="P4"/>
      <text:p text:style-name="P4"/>
      <text:p text:style-name="P17"/>
      <text:p text:style-name="P4"/>
      <text:h text:style-name="P26" text:outline-level="5">fseek</text:h>
      <text:p text:style-name="P18"/>
      <text:p text:style-name="P13">Seek to the given offset, or, if whence=SEEK_CUR, relative to current position.</text:p>
      <text:p text:style-name="P16"/>
      <text:p text:style-name="P16">Template</text:p>
      <text:p text:style-name="P14"/>
      <text:p text:style-name="P6">/**</text:p>
      <text:p text:style-name="P6"><text:s/>* fseek</text:p>
      <text:p text:style-name="P6"><text:s/>*</text:p>
      <text:p text:style-name="P6"><text:s/>* Seek to the given offset, or, if whence=SEEK_CUR, relative to current position</text:p>
      <text:p text:style-name="P6"><text:s/>* <text:span text:style-name="T1">@param</text:span> integer $offset = distance to seek</text:p>
      <text:p text:style-name="P21"><text:s/>* <text:span text:style-name="T1">@param</text:span> integer $whence = (optional) seek type, SEEK_SET (absolute) or </text:p>
      <text:p text:style-name="P21"><text:s/>*<text:tab/><text:tab/><text:tab/><text:tab/><text:tab/><text:tab/><text:tab/> <text:s text:c="3"/>SEEK_CUR (relative)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fseek($offset, $whence=SEEK_SET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fseek</text:span></text:span><text:span text:style-name="T7"> method expects single mandatory parameter:</text:span>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">Properties</text:p>
          </table:table-cell>
          <table:table-cell table:style-name="Table7.B1" office:value-type="string">
            <text:p text:style-name="P10">Description</text:p>
          </table:table-cell>
        </table:table-row>
        <table:table-row>
          <table:table-cell table:style-name="Table7.A2" office:value-type="string">
            <text:p text:style-name="P11">$offset</text:p>
          </table:table-cell>
          <table:table-cell table:style-name="Table7.B2" office:value-type="string">
            <text:p text:style-name="P2">Distance to seek.</text:p>
          </table:table-cell>
        </table:table-row>
      </table:table>
      <text:p text:style-name="P17"/>
      <text:p text:style-name="Method_20_Body">and a single optional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Properties</text:p>
          </table:table-cell>
          <table:table-cell table:style-name="Table9.B1" office:value-type="string">
            <text:p text:style-name="P10">Description</text:p>
          </table:table-cell>
        </table:table-row>
        <table:table-row>
          <table:table-cell table:style-name="Table9.A2" office:value-type="string">
            <text:p text:style-name="P11">$whence</text:p>
          </table:table-cell>
          <table:table-cell table:style-name="Table9.B2" office:value-type="string">
            <text:p text:style-name="P2">Seek type: SEEK_SET (absolute) or SEEK_CUR (relative).</text:p>
          </table:table-cell>
        </table:table-row>
      </table:table>
      <text:p text:style-name="P17"/>
      <text:p text:style-name="P17">A seek operation is performed according to the provided parameter(s).</text:p>
      <text:p text:style-name="P17"/>
      <text:p text:style-name="P17">An exception will be thrown upon detection of an error.</text:p>
      <text:p text:style-name="P17"/>
      <text:p text:style-name="P4"/>
      <text:p text:style-name="P17"/>
      <text:h text:style-name="P27" text:outline-level="5"/>
      <text:h text:style-name="P26" text:outline-level="5">ftell</text:h>
      <text:p text:style-name="P18"/>
      <text:p text:style-name="P13">Reset the file pointer to the start of the file.</text:p>
      <text:p text:style-name="P16"/>
      <text:p text:style-name="P16">Template</text:p>
      <text:p text:style-name="P14"/>
      <text:p text:style-name="P6">/**</text:p>
      <text:p text:style-name="P6"><text:s/>* ftell</text:p>
      <text:p text:style-name="P6"><text:s/>*</text:p>
      <text:p text:style-name="P6"><text:s/>* Return the current pointer into the UNCOMPRESSED file</text:p>
      <text:p text:style-name="P6"><text:s/>* <text:span text:style-name="T1">@return</text:span> integer $offset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ftell();</text:span></text:p>
      <text:p text:style-name="P17"/>
      <text:p text:style-name="P16">Narrative</text:p>
      <text:p text:style-name="P14"/>
      <text:p text:style-name="P17">The current byte location in the file is returned.</text:p>
      <text:p text:style-name="P17"/>
      <text:p text:style-name="P17">An exception will be thrown upon detection of an error.</text:p>
      <text:p text:style-name="P4"/>
      <text:p text:style-name="P4"/>
      <text:p text:style-name="P4"/>
      <text:h text:style-name="P26" text:outline-level="5">eof</text:h>
      <text:p text:style-name="P18"/>
      <text:p text:style-name="P13">Return the end-of-file status.</text:p>
      <text:p text:style-name="P16"/>
      <text:p text:style-name="P16">Template</text:p>
      <text:p text:style-name="P14"/>
      <text:p text:style-name="P6">/**</text:p>
      <text:p text:style-name="P6"><text:s/>* eof</text:p>
      <text:p text:style-name="P6"><text:s/>*</text:p>
      <text:p text:style-name="P6"><text:s/>* Test the handle for end of file</text:p>
      <text:p text:style-name="P6"><text:s/>* <text:span text:style-name="T1">@return</text:span> boolean $eof = end of file status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eof();</text:span></text:p>
      <text:p text:style-name="P17"/>
      <text:p text:style-name="P16">Narrative</text:p>
      <text:p text:style-name="P14"/>
      <text:p text:style-name="P17">Returns true if the file is at end-of-file, false otherwise.</text:p>
      <text:p text:style-name="P17"/>
      <text:p text:style-name="P17">An exception will be thrown upon detection of an error.</text:p>
      <text:p text:style-name="P4"/>
      <text:p text:style-name="P4"/>
      <text:p text:style-name="P4"/>
      <text:h text:style-name="P26" text:outline-level="5">fclose</text:h>
      <text:p text:style-name="P18"/>
      <text:p text:style-name="P13">Close the file.</text:p>
      <text:p text:style-name="P16"/>
      <text:p text:style-name="P16">Template</text:p>
      <text:p text:style-name="P14"/>
      <text:p text:style-name="Method_20_Code_20_Listing">/**</text:p>
      <text:p text:style-name="Method_20_Code_20_Listing"><text:s/>* fclose</text:p>
      <text:p text:style-name="Method_20_Code_20_Listing"><text:s/>*</text:p>
      <text:p text:style-name="Method_20_Code_20_Listing"><text:s/>* close the file</text:p>
      <text:p text:style-name="Method_20_Code_20_Listing"><text:s/>* <text:span text:style-name="T1">@throws</text:span> \Library\Compress\Exception</text:p>
      <text:p text:style-name="Method_20_Code_20_Listing"><text:s/>*/</text:p>
      <text:p text:style-name="Method_20_Code_20_Listing"><text:span text:style-name="T6">public function </text:span><text:span text:style-name="T6">fclose();</text:span></text:p>
      <text:p text:style-name="P17"/>
      <text:p text:style-name="P16">Narrative</text:p>
      <text:p text:style-name="P14"/>
      <text:p text:style-name="P17">An exception will be thrown upon detection of an error.</text:p>
      <text:p text:style-name="P4"/>
      <text:p text:style-name="P4"/>
      <text:p text:style-name="P4"/>
      <text:h text:style-name="P26" text:outline-level="5">validHandle</text:h>
      <text:p text:style-name="P18"/>
      <text:p text:style-name="P13">Check handle validity.</text:p>
      <text:p text:style-name="P16"/>
      <text:p text:style-name="P16">Template</text:p>
      <text:p text:style-name="P14"/>
      <text:p text:style-name="P6">/**</text:p>
      <text:p text:style-name="P6"><text:s/>* validHandle</text:p>
      <text:p text:style-name="P6"><text:s/>*</text:p>
      <text:p text:style-name="P6"><text:s/>* returns if the handle is valid, throws exception if not valid</text:p>
      <text:p text:style-name="P6"><text:s/>* <text:span text:style-name="T1">@throws</text:span> \Library\Compress\Exception</text:p>
      <text:p text:style-name="P6"><text:s/>*/</text:p>
      <text:p text:style-name="P8">public function validHandle();</text:p>
      <text:p text:style-name="P17"/>
      <text:p text:style-name="P16">Narrative</text:p>
      <text:p text:style-name="P14"/>
      <text:p text:style-name="P17">An exception will be thrown upon detection of an error.</text:p>
      <text:p text:style-name="P4"/>
      <text:p text:style-name="P4"/>
      <text:p text:style-name="P4"/>
      <text:h text:style-name="P26" text:outline-level="5">handle</text:h>
      <text:p text:style-name="P18"/>
      <text:p text:style-name="P13">Get the current file handle.</text:p>
      <text:p text:style-name="P16"/>
      <text:p text:style-name="P16">Template</text:p>
      <text:p text:style-name="P14"/>
      <text:p text:style-name="P6">/**</text:p>
      <text:p text:style-name="P6"><text:s/>* handle</text:p>
      <text:p text:style-name="P6"><text:s/>*</text:p>
      <text:p text:style-name="P6"><text:s/>* get the current file handle</text:p>
      <text:p text:style-name="P6"><text:s/>* <text:span text:style-name="T1">@return</text:span> resource $handle</text:p>
      <text:p text:style-name="P6"><text:s/>*/</text:p>
      <text:p text:style-name="P6"><text:span text:style-name="T6">public function </text:span><text:span text:style-name="T6">handle();</text:span></text:p>
      <text:p text:style-name="P17"/>
      <text:p text:style-name="P16">Narrative</text:p>
      <text:p text:style-name="P14"/>
      <text:p text:style-name="P17">Returns the current file handle.</text:p>
      <text:p text:style-name="P4"/>
      <text:p text:style-name="P4"/>
      <text:p text:style-name="P4"/>
      <text:h text:style-name="P26" text:outline-level="5">readToArray</text:h>
      <text:p text:style-name="P18"/>
      <text:p text:style-name="Method_20_Body">Open and read a complete gz-file into an array of lines.</text:p>
      <text:p text:style-name="P16"/>
      <text:p text:style-name="P16">Template</text:p>
      <text:p text:style-name="P14"/>
      <text:p text:style-name="P6">/**</text:p>
      <text:p text:style-name="P6"><text:s/>* readToArray</text:p>
      <text:p text:style-name="P6"><text:s/>*</text:p>
      <text:p text:style-name="P6"><text:s/>* Open and read a complete gz-file into an array of lines.</text:p>
      <text:p text:style-name="P6"><text:s/>* <text:span text:style-name="T1">@param</text:span> string $fileName = (optional) file name to open</text:p>
      <text:p text:style-name="P6"><text:s/>* <text:span text:style-name="T1">@param</text:span> boolean $useIncludePath = (optional) include path flag</text:p>
      <text:p text:style-name="P6"><text:s/>* <text:span text:style-name="T1">@return</text:span> array $lines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readToArray($fileName=null, $useIncludePath=false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readToArray</text:span></text:span><text:span text:style-name="T7"> method expects two optional parameters</text:span>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">Properties</text:p>
          </table:table-cell>
          <table:table-cell table:style-name="Table10.B1" office:value-type="string">
            <text:p text:style-name="P10">Description</text:p>
          </table:table-cell>
        </table:table-row>
        <table:table-row>
          <table:table-cell table:style-name="Table10.A2" office:value-type="string">
            <text:p text:style-name="P11">$fileName</text:p>
          </table:table-cell>
          <table:table-cell table:style-name="Table10.B2" office:value-type="string">
            <text:p text:style-name="P2">File name to open.</text:p>
          </table:table-cell>
        </table:table-row>
        <table:table-row>
          <table:table-cell table:style-name="Table10.A2" office:value-type="string">
            <text:p text:style-name="P11">$useIncludePath</text:p>
          </table:table-cell>
          <table:table-cell table:style-name="Table10.B2" office:value-type="string">
            <text:p text:style-name="P2">Search include path also, if true.</text:p>
          </table:table-cell>
        </table:table-row>
      </table:table>
      <text:p text:style-name="P17"/>
      <text:p text:style-name="P17">An array containing each line read as an array element.</text:p>
      <text:p text:style-name="P17"/>
      <text:p text:style-name="P17">An exception will be thrown upon detection of an error.</text:p>
      <text:p text:style-name="P4"/>
      <text:p text:style-name="P4"/>
      <text:h text:style-name="P26" text:outline-level="5">readFileAndOutput</text:h>
      <text:p text:style-name="P18"/>
      <text:p text:style-name="Method_20_Body">Reads a file, decompresses it and writes it to standard output.</text:p>
      <text:p text:style-name="P16"/>
      <text:p text:style-name="P16">Template</text:p>
      <text:p text:style-name="P14"/>
      <text:p text:style-name="Method_20_Code_20_Listing">/**</text:p>
      <text:p text:style-name="Method_20_Code_20_Listing"><text:s/>* readFileAndOutput</text:p>
      <text:p text:style-name="Method_20_Code_20_Listing"><text:s/>*</text:p>
      <text:p text:style-name="Method_20_Code_20_Listing"><text:s/>* Reads a file, decompresses it and writes it to standard output.</text:p>
      <text:p text:style-name="Method_20_Code_20_Listing"><text:s/>* <text:span text:style-name="T1">@param</text:span> string $fileName = (optional) file name to open</text:p>
      <text:p text:style-name="Method_20_Code_20_Listing"><text:s/>* <text:span text:style-name="T1">@param</text:span> boolean $useIncludePath = (optional) include path flag</text:p>
      <text:p text:style-name="Method_20_Code_20_Listing"><text:s/>* <text:span text:style-name="T1">@return</text:span> integer $bytes = number of bytes read.</text:p>
      <text:p text:style-name="Method_20_Code_20_Listing"><text:s/>* <text:span text:style-name="T1">@throws</text:span> \Library\Compress\Exception</text:p>
      <text:p text:style-name="Method_20_Code_20_Listing"><text:s/>*/</text:p>
      <text:p text:style-name="Method_20_Code_20_Listing"><text:span text:style-name="T6">public function </text:span><text:span text:style-name="T6">readFileAndOutput($fileName=null, $useIncludePath=false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readFileAndOutput</text:span></text:span><text:span text:style-name="T7"> method expects two optional parameters</text:span>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0">Properties</text:p>
          </table:table-cell>
          <table:table-cell table:style-name="Table11.B1" office:value-type="string">
            <text:p text:style-name="P10">Description</text:p>
          </table:table-cell>
        </table:table-row>
        <table:table-row>
          <table:table-cell table:style-name="Table11.A2" office:value-type="string">
            <text:p text:style-name="P11">$fileName</text:p>
          </table:table-cell>
          <table:table-cell table:style-name="Table11.B2" office:value-type="string">
            <text:p text:style-name="P2">File name to open.</text:p>
          </table:table-cell>
        </table:table-row>
        <table:table-row>
          <table:table-cell table:style-name="Table11.A2" office:value-type="string">
            <text:p text:style-name="P11">$useIncludePath</text:p>
          </table:table-cell>
          <table:table-cell table:style-name="Table11.B2" office:value-type="string">
            <text:p text:style-name="P2">Search include path also, if true.</text:p>
          </table:table-cell>
        </table:table-row>
      </table:table>
      <text:p text:style-name="P17"/>
      <text:p text:style-name="P17">Returns the number of bytes read.</text:p>
      <text:p text:style-name="P17"/>
      <text:p text:style-name="P17">An exception will be thrown upon detection of an error.</text:p>
      <text:p text:style-name="P4"/>
      <text:h text:style-name="P26" text:outline-level="5">compress</text:h>
      <text:p text:style-name="P18"/>
      <text:p text:style-name="Method_20_Body"><text:span text:style-name="T4">Uses ZLIB compression to convert the buffer into a compressed buffer</text:span>.</text:p>
      <text:p text:style-name="P16"/>
      <text:p text:style-name="P16">Template</text:p>
      <text:p text:style-name="P14"/>
      <text:p text:style-name="P6">/**</text:p>
      <text:p text:style-name="P6"><text:s/>* compress</text:p>
      <text:p text:style-name="P6"><text:s/>*</text:p>
      <text:p text:style-name="P6"><text:s/>* Uses ZLIB compression to convert the buffer into a compressed buffer</text:p>
      <text:p text:style-name="P6"><text:s/>* <text:span text:style-name="T1">@param</text:span> string $buffer = (optional) buffer to compress, use current buffer if null</text:p>
      <text:p text:style-name="P6"><text:s/>* <text:span text:style-name="T1">@param</text:span> integer level = (optional) compression factor (0 to 9), -1 = use default</text:p>
      <text:p text:style-name="P6"><text:s/>* <text:span text:style-name="T1">@return</text:span> string $compressed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compress(</text:span><text:span text:style-name="T6">$buffer</text:span><text:span text:style-name="T6">=null, </text:span><text:span text:style-name="T6">$level</text:span><text:span text:style-name="T6">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compress</text:span></text:span><text:span text:style-name="T7"> method expects two optional parameters</text:span>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0">Properties</text:p>
          </table:table-cell>
          <table:table-cell table:style-name="Table12.B1" office:value-type="string">
            <text:p text:style-name="P10">Description</text:p>
          </table:table-cell>
        </table:table-row>
        <table:table-row>
          <table:table-cell table:style-name="Table12.A2" office:value-type="string">
            <text:p text:style-name="P11">$buffer</text:p>
          </table:table-cell>
          <table:table-cell table:style-name="Table12.B2" office:value-type="string">
            <text:p text:style-name="P2">The buffer to compress, null to use current buffer.</text:p>
          </table:table-cell>
        </table:table-row>
        <table:table-row>
          <table:table-cell table:style-name="Table12.A2" office:value-type="string">
            <text:p text:style-name="P11">$level</text:p>
          </table:table-cell>
          <table:table-cell table:style-name="Table12.B2" office:value-type="string">
            <text:p text:style-name="P2">Compression factor.</text:p>
          </table:table-cell>
        </table:table-row>
      </table:table>
      <text:p text:style-name="P17"/>
      <text:p text:style-name="P17">Returns the compressed buffer.</text:p>
      <text:p text:style-name="P17"/>
      <text:p text:style-name="P17">An exception will be thrown upon detection of an error.</text:p>
      <text:p text:style-name="P4"/>
      <text:p text:style-name="P4"/>
      <text:p text:style-name="P4"/>
      <text:h text:style-name="P26" text:outline-level="5">uncompress</text:h>
      <text:p text:style-name="P18"/>
      <text:p text:style-name="Method_20_Body"><text:span text:style-name="T4">Uses ZLIB compression to convert the compressed buffer into an uncompressed buffer</text:span>.</text:p>
      <text:p text:style-name="P16"/>
      <text:p text:style-name="P16">Template</text:p>
      <text:p text:style-name="P14"/>
      <text:p text:style-name="P7">/**</text:p>
      <text:p text:style-name="P7"><text:s/>* uncompress</text:p>
      <text:p text:style-name="P7"><text:s/>*</text:p>
      <text:p text:style-name="P22"><text:s/>* Uses ZLIB compression to convert the compressed buffer into the </text:p>
      <text:p text:style-name="P22"><text:s/>* <text:s text:c="10"/>uncompressed buffer</text:p>
      <text:p text:style-name="P22"><text:s/>* <text:span text:style-name="T1">@param</text:span> string $compressed = (optional) buffer to uncompress, </text:p>
      <text:p text:style-name="P22"><text:s/>* <text:s text:c="39"/>use current compressed buffer if null</text:p>
      <text:p text:style-name="P22"><text:s/>* <text:span text:style-name="T1">@param</text:span> integer length = (optional) length to decode</text:p>
      <text:p text:style-name="P22"><text:s/>* @return string $buffer = uncompressed buffer</text:p>
      <text:p text:style-name="P22"><text:s/>* <text:span text:style-name="T1">@throws</text:span> \Library\Compress\Exception</text:p>
      <text:p text:style-name="P7"><text:s/>*/</text:p>
      <text:p text:style-name="P7"><text:span text:style-name="T6">public function </text:span><text:span text:style-name="T6">uncompress($compressed=null, $length=0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compress</text:span></text:span><text:span text:style-name="T7"> method expects two optional parameters</text:span>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">Properties</text:p>
          </table:table-cell>
          <table:table-cell table:style-name="Table13.B1" office:value-type="string">
            <text:p text:style-name="P10">Description</text:p>
          </table:table-cell>
        </table:table-row>
        <table:table-row>
          <table:table-cell table:style-name="Table13.A2" office:value-type="string">
            <text:p text:style-name="P11">$buffer</text:p>
          </table:table-cell>
          <table:table-cell table:style-name="Table13.B2" office:value-type="string">
            <text:p text:style-name="P2">The buffer to compress, null to use current buffer.</text:p>
          </table:table-cell>
        </table:table-row>
        <table:table-row>
          <table:table-cell table:style-name="Table13.A2" office:value-type="string">
            <text:p text:style-name="P11">$length</text:p>
          </table:table-cell>
          <table:table-cell table:style-name="Table13.B2" office:value-type="string">
            <text:p text:style-name="P2">Length to uncompress.</text:p>
          </table:table-cell>
        </table:table-row>
      </table:table>
      <text:p text:style-name="P17"/>
      <text:p text:style-name="P17">A copy of the uncompressed buffer is returned.</text:p>
      <text:p text:style-name="P17"/>
      <text:p text:style-name="P17">An exception will be thrown upon detection of an error.</text:p>
      <text:p text:style-name="P4"/>
      <text:p text:style-name="P4"/>
      <text:h text:style-name="P26" text:outline-level="5">encode</text:h>
      <text:p text:style-name="P18"/>
      <text:p text:style-name="Method_20_Body"><text:span text:style-name="T4">Use GZIP compression to encode the supplied buffer</text:span>.</text:p>
      <text:p text:style-name="P16"/>
      <text:p text:style-name="P16">Template</text:p>
      <text:p text:style-name="P14"/>
      <text:p text:style-name="P6">/**</text:p>
      <text:p text:style-name="P6"><text:s/>* encode</text:p>
      <text:p text:style-name="P6"><text:s/>*</text:p>
      <text:p text:style-name="P6"><text:s/>* Use GZIP compression to encode the supplied buffer</text:p>
      <text:p text:style-name="P6"><text:s/>* <text:span text:style-name="T1">@param</text:span> string $buffer = (optional) buffer to compress, use current buffer if null</text:p>
      <text:p text:style-name="P6"><text:s/>* <text:span text:style-name="T1">@param</text:span> integer level = (optional) compression factor (0 to 9), -1 = use default</text:p>
      <text:p text:style-name="P6"><text:s/>* <text:span text:style-name="T1">@param</text:span> integer mode = encoding mode (FORCE_GZIP or FORCE_DEFLATE)</text:p>
      <text:p text:style-name="P6"><text:s/>* <text:span text:style-name="T1">@return</text:span> string $compressed = GZIP encoded buffer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encode($buffer=null, $level=null, $mode=FORCE_GZIP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encode</text:span></text:span><text:span text:style-name="T7"> method expects three optional parameters</text:span>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0">Properties</text:p>
          </table:table-cell>
          <table:table-cell table:style-name="Table14.B1" office:value-type="string">
            <text:p text:style-name="P10">Description</text:p>
          </table:table-cell>
        </table:table-row>
        <table:table-row>
          <table:table-cell table:style-name="Table14.A2" office:value-type="string">
            <text:p text:style-name="P11">$buffer</text:p>
          </table:table-cell>
          <table:table-cell table:style-name="Table14.B2" office:value-type="string">
            <text:p text:style-name="P2">The buffer to compress, null to use current buffer.</text:p>
          </table:table-cell>
        </table:table-row>
        <table:table-row>
          <table:table-cell table:style-name="Table14.A2" office:value-type="string">
            <text:p text:style-name="P11">$level</text:p>
          </table:table-cell>
          <table:table-cell table:style-name="Table14.B2" office:value-type="string">
            <text:p text:style-name="P2">Compression factor.</text:p>
          </table:table-cell>
        </table:table-row>
        <table:table-row>
          <table:table-cell table:style-name="Table14.A2" office:value-type="string">
            <text:p text:style-name="P11">$mode</text:p>
          </table:table-cell>
          <table:table-cell table:style-name="Table14.B2" office:value-type="string">
            <text:p text:style-name="P2">Encoding mode</text:p>
          </table:table-cell>
        </table:table-row>
      </table:table>
      <text:p text:style-name="P17"/>
      <text:p text:style-name="P17">A copy of the compressed buffer is returned.</text:p>
      <text:p text:style-name="P17"/>
      <text:p text:style-name="P17">An exception will be thrown upon detection of an error.</text:p>
      <text:p text:style-name="P4"/>
      <text:p text:style-name="P4"/>
      <text:h text:style-name="P26" text:outline-level="5">decode</text:h>
      <text:p text:style-name="P18"/>
      <text:p text:style-name="Method_20_Body"><text:span text:style-name="T4">Use GZIP compression to decode the supplied buffer</text:span>.</text:p>
      <text:p text:style-name="P16"/>
      <text:p text:style-name="P16">Template</text:p>
      <text:p text:style-name="P14"/>
      <text:p text:style-name="P6">/**</text:p>
      <text:p text:style-name="P6"><text:s/>* decode</text:p>
      <text:p text:style-name="P6"><text:s/>*</text:p>
      <text:p text:style-name="P6"><text:s/>* Use GZIP compression to decode the supplied buffer</text:p>
      <text:p text:style-name="P21"><text:s/>* <text:span text:style-name="T1">@param</text:span> string $compressed = (optional) buffer to compress, </text:p>
      <text:p text:style-name="P21"><text:s/>* <text:s text:c="28"/>use current compressed buffer if null</text:p>
      <text:p text:style-name="P6"><text:s/>* <text:span text:style-name="T1">@param</text:span> integer length = (optional) length to decode</text:p>
      <text:p text:style-name="P6"><text:s/>* <text:span text:style-name="T1">@return</text:span> string $buffer = decoded buffer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decode($compressed=null, $length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decode</text:span></text:span><text:span text:style-name="T7"> method expects two optional parameters</text:span>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0">Properties</text:p>
          </table:table-cell>
          <table:table-cell table:style-name="Table15.B1" office:value-type="string">
            <text:p text:style-name="P10">Description</text:p>
          </table:table-cell>
        </table:table-row>
        <table:table-row>
          <table:table-cell table:style-name="Table15.A2" office:value-type="string">
            <text:p text:style-name="P11">$compressed</text:p>
          </table:table-cell>
          <table:table-cell table:style-name="Table15.B2" office:value-type="string">
            <text:p text:style-name="P2">The buffer to compress, null to use current buffer.</text:p>
          </table:table-cell>
        </table:table-row>
        <table:table-row>
          <table:table-cell table:style-name="Table15.A2" office:value-type="string">
            <text:p text:style-name="P11">$length</text:p>
          </table:table-cell>
          <table:table-cell table:style-name="Table15.B2" office:value-type="string">
            <text:p text:style-name="P2">Length to decode.</text:p>
          </table:table-cell>
        </table:table-row>
      </table:table>
      <text:p text:style-name="P17"/>
      <text:p text:style-name="P17">A copy of the decoded buffer is returned.</text:p>
      <text:p text:style-name="P17"/>
      <text:p text:style-name="P17">An exception will be thrown upon detection of an error.</text:p>
      <text:p text:style-name="P4"/>
      <text:p text:style-name="P4"/>
      <text:h text:style-name="P26" text:outline-level="5">deflate</text:h>
      <text:p text:style-name="P18"/>
      <text:p text:style-name="Method_20_Body"><text:span text:style-name="T4">Use DEFLATE compression to deflate the supplied buffer</text:span>.</text:p>
      <text:p text:style-name="P16"/>
      <text:p text:style-name="P16">Template</text:p>
      <text:p text:style-name="P14"/>
      <text:p text:style-name="Method_20_Code_20_Listing">/**</text:p>
      <text:p text:style-name="Method_20_Code_20_Listing"><text:s/>* deflate</text:p>
      <text:p text:style-name="Method_20_Code_20_Listing"><text:s/>*</text:p>
      <text:p text:style-name="Method_20_Code_20_Listing"><text:s/>* Use DEFLATE compression to deflate the supplied buffer</text:p>
      <text:p text:style-name="Method_20_Code_20_Listing"><text:s/>* <text:span text:style-name="T1">@param</text:span> string $buffer = (optional) buffer to deflate, use current buffer if null</text:p>
      <text:p text:style-name="Method_20_Code_20_Listing"><text:s/>* <text:span text:style-name="T1">@param</text:span> integer level = (optional) compression factor (0 to 9), -1 = use default</text:p>
      <text:p text:style-name="Method_20_Code_20_Listing"><text:s/>* <text:span text:style-name="T1">@return</text:span> string $compressed = DEFLATE encoded buffer</text:p>
      <text:p text:style-name="Method_20_Code_20_Listing"><text:s/>* <text:span text:style-name="T1">@throws</text:span> \Library\Compress\Exception</text:p>
      <text:p text:style-name="Method_20_Code_20_Listing"><text:s/>*/</text:p>
      <text:p text:style-name="Method_20_Code_20_Listing"><text:span text:style-name="T6">public function </text:span><text:span text:style-name="T6">deflate($buffer=null, $level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deflate</text:span></text:span><text:span text:style-name="T7"> method expects two optional parameters</text:span>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0">Properties</text:p>
          </table:table-cell>
          <table:table-cell table:style-name="Table16.B1" office:value-type="string">
            <text:p text:style-name="P10">Description</text:p>
          </table:table-cell>
        </table:table-row>
        <table:table-row>
          <table:table-cell table:style-name="Table16.A2" office:value-type="string">
            <text:p text:style-name="P11">$buffer</text:p>
          </table:table-cell>
          <table:table-cell table:style-name="Table16.B2" office:value-type="string">
            <text:p text:style-name="P2">The buffer to compress, null to use current buffer.</text:p>
          </table:table-cell>
        </table:table-row>
        <table:table-row>
          <table:table-cell table:style-name="Table16.A2" office:value-type="string">
            <text:p text:style-name="P11">$level</text:p>
          </table:table-cell>
          <table:table-cell table:style-name="Table16.B2" office:value-type="string">
            <text:p text:style-name="P2">Compression factor.</text:p>
          </table:table-cell>
        </table:table-row>
      </table:table>
      <text:p text:style-name="P17"/>
      <text:p text:style-name="P17">A copy of the deflated buffer is returned.</text:p>
      <text:p text:style-name="P17"/>
      <text:p text:style-name="P17">An exception will be thrown upon detection of an error.</text:p>
      <text:p text:style-name="P4"/>
      <text:p text:style-name="P4"/>
      <text:h text:style-name="P26" text:outline-level="5">inflate</text:h>
      <text:p text:style-name="P18"/>
      <text:p text:style-name="Method_20_Body"><text:span text:style-name="T4">Inflate a deflated string buffer</text:span>.</text:p>
      <text:p text:style-name="P16"/>
      <text:p text:style-name="P16">Template</text:p>
      <text:p text:style-name="P14"/>
      <text:p text:style-name="P6">/**</text:p>
      <text:p text:style-name="P6"><text:s/>* inflate</text:p>
      <text:p text:style-name="P6"><text:s/>*</text:p>
      <text:p text:style-name="P6"><text:s/>* Inflate a deflated string buffer</text:p>
      <text:p text:style-name="P21"><text:s/>* <text:span text:style-name="T1">@param</text:span> string $compressed = (optional) buffer to compress, </text:p>
      <text:p text:style-name="P21"><text:s/>* <text:s text:c="28"/>use current compressed buffer if null</text:p>
      <text:p text:style-name="P6"><text:s/>* <text:span text:style-name="T1">@param</text:span> integer length = (optional) length to decode</text:p>
      <text:p text:style-name="P6"><text:s/>* <text:span text:style-name="T1">@return</text:span> string $buffer = decoded buffer</text:p>
      <text:p text:style-name="P6"><text:s/>* <text:span text:style-name="T1">@throws</text:span> \Library\Compress\Exception</text:p>
      <text:p text:style-name="P6"><text:s/>*/</text:p>
      <text:p text:style-name="P6"><text:span text:style-name="T6">public function </text:span><text:span text:style-name="T6">inflate($compressed=null, $length=null);</text:span></text:p>
      <text:p text:style-name="P17"/>
      <text:p text:style-name="P16">Narrative</text:p>
      <text:p text:style-name="P14"/>
      <text:p text:style-name="P15"><text:span text:style-name="T7">The in</text:span><text:span text:style-name="Class_20_Variables"><text:span text:style-name="T7">flate</text:span></text:span><text:span text:style-name="T7"> method expects two optional parameters</text:span>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">Properties</text:p>
          </table:table-cell>
          <table:table-cell table:style-name="Table17.B1" office:value-type="string">
            <text:p text:style-name="P10">Description</text:p>
          </table:table-cell>
        </table:table-row>
        <table:table-row>
          <table:table-cell table:style-name="Table17.A2" office:value-type="string">
            <text:p text:style-name="P11">$compressed</text:p>
          </table:table-cell>
          <table:table-cell table:style-name="Table17.B2" office:value-type="string">
            <text:p text:style-name="P2">The buffer to inflate, null to use current buffer.</text:p>
          </table:table-cell>
        </table:table-row>
        <table:table-row>
          <table:table-cell table:style-name="Table17.A2" office:value-type="string">
            <text:p text:style-name="P11">$length</text:p>
          </table:table-cell>
          <table:table-cell table:style-name="Table17.B2" office:value-type="string">
            <text:p text:style-name="P2">Length to inflate.</text:p>
          </table:table-cell>
        </table:table-row>
      </table:table>
      <text:p text:style-name="P17"/>
      <text:p text:style-name="P17">A copy of the inflated buffer is returned.</text:p>
      <text:p text:style-name="P17"/>
      <text:p text:style-name="P17">An exception will be thrown upon detection of an error.</text:p>
      <text:p text:style-name="P4"/>
      <text:h text:style-name="P26" text:outline-level="5">compressionLevel</text:h>
      <text:p text:style-name="P18"/>
      <text:p text:style-name="Method_20_Body"><text:span text:style-name="T4">Get (and / or set) the compression factor</text:span>.</text:p>
      <text:p text:style-name="P16"/>
      <text:p text:style-name="P16">Template</text:p>
      <text:p text:style-name="P14"/>
      <text:p text:style-name="P6">/**</text:p>
      <text:p text:style-name="P6"><text:s/>* compressionLevel</text:p>
      <text:p text:style-name="P6"><text:s/>*</text:p>
      <text:p text:style-name="P6"><text:s/>* Compress factor</text:p>
      <text:p text:style-name="P6"><text:s/>* <text:span text:style-name="T1">@param</text:span> integer $level = (optional) compression level, null to query</text:p>
      <text:p text:style-name="P6"><text:s/>* <text:span text:style-name="T1">@return</text:span> integer $level</text:p>
      <text:p text:style-name="P6"><text:s/>*/</text:p>
      <text:p text:style-name="P6"><text:span text:style-name="T6">public function </text:span><text:span text:style-name="T6">compressionLevel($level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compressionLevel</text:span></text:span><text:span text:style-name="T7"> method expects a single optional parameter</text:span>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">Properties</text:p>
          </table:table-cell>
          <table:table-cell table:style-name="Table18.B1" office:value-type="string">
            <text:p text:style-name="P10">Description</text:p>
          </table:table-cell>
        </table:table-row>
        <table:table-row>
          <table:table-cell table:style-name="Table18.A2" office:value-type="string">
            <text:p text:style-name="P11">$level</text:p>
          </table:table-cell>
          <table:table-cell table:style-name="Table18.B2" office:value-type="string">
            <text:p text:style-name="P2">Compression factor.</text:p>
          </table:table-cell>
        </table:table-row>
      </table:table>
      <text:p text:style-name="P17"/>
      <text:p text:style-name="P17">If <text:span text:style-name="Class_20_Variables">$level</text:span> is not null, it will replace the class compression level.</text:p>
      <text:p text:style-name="P17"/>
      <text:p text:style-name="P17">The class compression level is returned.</text:p>
      <text:p text:style-name="P17"/>
      <text:p text:style-name="P17">An exception will be thrown upon detection of an error.</text:p>
      <text:p text:style-name="P4"/>
      <text:h text:style-name="P26" text:outline-level="5">buffer</text:h>
      <text:p text:style-name="P18"/>
      <text:p text:style-name="Method_20_Body"><text:span text:style-name="T4">Get (and / or set) the class buffer</text:span>.</text:p>
      <text:p text:style-name="P16"/>
      <text:p text:style-name="P16">Template</text:p>
      <text:p text:style-name="P14"/>
      <text:p text:style-name="P6">/**</text:p>
      <text:p text:style-name="P6"><text:s/>* buffer</text:p>
      <text:p text:style-name="P6"><text:s/>*</text:p>
      <text:p text:style-name="P6"><text:s/>* get/set the global i/o buffer</text:p>
      <text:p text:style-name="P6"><text:s/>* <text:span text:style-name="T1">@param</text:span> string $buffer = (optional) buffer contents to set, null to query</text:p>
      <text:p text:style-name="P6"><text:s/>* <text:span text:style-name="T1">@return</text:span> string $buffer</text:p>
      <text:p text:style-name="P6"><text:s/>*/</text:p>
      <text:p text:style-name="P6">public function buffer($buffer=null);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buffer</text:span></text:span><text:span text:style-name="T7"> method expects a single optional parameter</text:span>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0">Properties</text:p>
          </table:table-cell>
          <table:table-cell table:style-name="Table19.B1" office:value-type="string">
            <text:p text:style-name="P10">Description</text:p>
          </table:table-cell>
        </table:table-row>
        <table:table-row>
          <table:table-cell table:style-name="Table19.A2" office:value-type="string">
            <text:p text:style-name="P11">$buffer</text:p>
          </table:table-cell>
          <table:table-cell table:style-name="Table19.B2" office:value-type="string">
            <text:p text:style-name="P2">Compression factor.</text:p>
          </table:table-cell>
        </table:table-row>
      </table:table>
      <text:p text:style-name="P17"/>
      <text:p text:style-name="P17">If <text:span text:style-name="Class_20_Variables">$buffer</text:span> is not null, it will replace the class buffer contents.</text:p>
      <text:p text:style-name="P17"/>
      <text:p text:style-name="P17">The class buffer is returned.</text:p>
      <text:p text:style-name="P17"/>
      <text:p text:style-name="P17">An exception will be thrown upon detection of an error.</text:p>
      <text:p text:style-name="P4"/>
      <text:p text:style-name="P4"/>
      <text:h text:style-name="P26" text:outline-level="5">compressed</text:h>
      <text:p text:style-name="P18"/>
      <text:p text:style-name="Method_20_Body"><text:span text:style-name="T4">Get (and / or set) the class buffer</text:span>.</text:p>
      <text:p text:style-name="P16"/>
      <text:p text:style-name="P16">Template</text:p>
      <text:p text:style-name="P14"/>
      <text:p text:style-name="P6">/**</text:p>
      <text:p text:style-name="P6"><text:s/>* compressed</text:p>
      <text:p text:style-name="P6"><text:s/>*</text:p>
      <text:p text:style-name="P6"><text:s/>* get/set the global compressed i/o buffer</text:p>
      <text:p text:style-name="P6"><text:s/>* <text:span text:style-name="T1">@param</text:span> string $compressed = (optional) compressed contents to set, null to query</text:p>
      <text:p text:style-name="P6"><text:s/>* <text:span text:style-name="T1">@return</text:span> string $compressed</text:p>
      <text:p text:style-name="P6"><text:s/>*/</text:p>
      <text:p text:style-name="P6"><text:span text:style-name="T6">public function </text:span><text:span text:style-name="T6">compressed($compressed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compressed</text:span></text:span><text:span text:style-name="T7"> method expects a single optional parameter</text:span>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0">Properties</text:p>
          </table:table-cell>
          <table:table-cell table:style-name="Table20.B1" office:value-type="string">
            <text:p text:style-name="P10">Description</text:p>
          </table:table-cell>
        </table:table-row>
        <table:table-row>
          <table:table-cell table:style-name="Table20.A2" office:value-type="string">
            <text:p text:style-name="P11">$compressed</text:p>
          </table:table-cell>
          <table:table-cell table:style-name="Table20.B2" office:value-type="string">
            <text:p text:style-name="P2">Compression buffer.</text:p>
          </table:table-cell>
        </table:table-row>
      </table:table>
      <text:p text:style-name="P17"/>
      <text:p text:style-name="P17">If <text:span text:style-name="Class_20_Variables">$compressed</text:span> is not null, it will replace the class compression buffer contents.</text:p>
      <text:p text:style-name="P17"/>
      <text:p text:style-name="P17">The class compression buffer is returned.</text:p>
      <text:p text:style-name="P17"/>
      <text:p text:style-name="P17">An exception will be thrown upon detection of an error.</text:p>
      <text:p text:style-name="P4"/>
      <text:p text:style-name="P4"/>
      <text:h text:style-name="P26" text:outline-level="5">lines</text:h>
      <text:p text:style-name="P18"/>
      <text:p text:style-name="Method_20_Body"><text:span text:style-name="T4">Get an array containing the complete file, one line per element</text:span>.</text:p>
      <text:p text:style-name="P16"/>
      <text:p text:style-name="P16">Template</text:p>
      <text:p text:style-name="P14"/>
      <text:p text:style-name="P6">/**</text:p>
      <text:p text:style-name="P6"><text:s/>* lines</text:p>
      <text:p text:style-name="P6"><text:s/>*</text:p>
      <text:p text:style-name="P6"><text:s/>* get an array containing the complete file, one line per element</text:p>
      <text:p text:style-name="P6"><text:s/>* <text:span text:style-name="T1">@return</text:span> array $lines</text:p>
      <text:p text:style-name="P6"><text:s/>*/</text:p>
      <text:p text:style-name="P6"><text:span text:style-name="T6">public function </text:span><text:span text:style-name="T6">lines();</text:span></text:p>
      <text:p text:style-name="P17"/>
      <text:p text:style-name="P16">Narrative</text:p>
      <text:p text:style-name="P14"/>
      <text:p text:style-name="Method_20_Body">An array containing the complete file, one line per element, is returned.</text:p>
      <text:p text:style-name="P17"/>
      <text:p text:style-name="P4"/>
      <text:h text:style-name="P26" text:outline-level="5">fileName</text:h>
      <text:p text:style-name="P18"/>
      <text:p text:style-name="P13">Get (and / or set) the file name.</text:p>
      <text:p text:style-name="P16"/>
      <text:p text:style-name="P16">Template</text:p>
      <text:p text:style-name="P14"/>
      <text:p text:style-name="P6">/**</text:p>
      <text:p text:style-name="P6"><text:s/>* fileName</text:p>
      <text:p text:style-name="P6"><text:s/>*</text:p>
      <text:p text:style-name="P6"><text:s/>* set/get the file name</text:p>
      <text:p text:style-name="P6"><text:s/>* <text:span text:style-name="T1">@param</text:span> string $fileName = (optional) fileName, null to query</text:p>
      <text:p text:style-name="P6"><text:s/>* <text:span text:style-name="T1">@return</text:span> string $fileName</text:p>
      <text:p text:style-name="P6"><text:s/>*/</text:p>
      <text:p text:style-name="P6"><text:span text:style-name="T6">public function </text:span><text:span text:style-name="T6">fileName($fileName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fileName</text:span></text:span><text:span text:style-name="T7"> method expects a single optional parameter</text:span>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0">Properties</text:p>
          </table:table-cell>
          <table:table-cell table:style-name="Table21.B1" office:value-type="string">
            <text:p text:style-name="P10">Description</text:p>
          </table:table-cell>
        </table:table-row>
        <table:table-row>
          <table:table-cell table:style-name="Table21.A2" office:value-type="string">
            <text:p text:style-name="P11">$fileName</text:p>
          </table:table-cell>
          <table:table-cell table:style-name="Table21.B2" office:value-type="string">
            <text:p text:style-name="P2">The name of the file.</text:p>
          </table:table-cell>
        </table:table-row>
      </table:table>
      <text:p text:style-name="P17"/>
      <text:p text:style-name="P17">If <text:span text:style-name="Class_20_Variables">$fileName</text:span> is not null, it will replace the class file name.</text:p>
      <text:p text:style-name="P17"/>
      <text:p text:style-name="P17">The class file name is returned.</text:p>
      <text:p text:style-name="P17"/>
      <text:p text:style-name="P17"/>
      <text:p text:style-name="P4"/>
      <text:h text:style-name="P26" text:outline-level="5">mode</text:h>
      <text:p text:style-name="P18"/>
      <text:p text:style-name="P13">Get (and / or set) the file mode.</text:p>
      <text:p text:style-name="P16"/>
      <text:p text:style-name="P16">Template</text:p>
      <text:p text:style-name="P14"/>
      <text:p text:style-name="P6">/**</text:p>
      <text:p text:style-name="P6"><text:s/>* mode</text:p>
      <text:p text:style-name="P6"><text:s/>*</text:p>
      <text:p text:style-name="P6"><text:s/>* set/get the mode setting</text:p>
      <text:p text:style-name="P6"><text:s/>* <text:span text:style-name="T1">@param</text:span> string $mode = (optional) mode setting, null to query</text:p>
      <text:p text:style-name="P6"><text:s/>* <text:span text:style-name="T1">@return</text:span> string $mode</text:p>
      <text:p text:style-name="P6"><text:s/>*/</text:p>
      <text:p text:style-name="P6"><text:span text:style-name="T6">public function </text:span><text:span text:style-name="T6">mode($mode=null);</text:span>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mode</text:span></text:span><text:span text:style-name="T7"> method expects a single optional parameter</text:span></text:p>
      <text:p text:style-name="Method_20_Body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0">Properties</text:p>
          </table:table-cell>
          <table:table-cell table:style-name="Table22.B1" office:value-type="string">
            <text:p text:style-name="P10">Description</text:p>
          </table:table-cell>
        </table:table-row>
        <table:table-row>
          <table:table-cell table:style-name="Table22.A2" office:value-type="string">
            <text:p text:style-name="P11">$mode</text:p>
          </table:table-cell>
          <table:table-cell table:style-name="Table22.B2" office:value-type="string">
            <text:p text:style-name="P2">The file access mode.</text:p>
          </table:table-cell>
        </table:table-row>
      </table:table>
      <text:p text:style-name="P17"/>
      <text:p text:style-name="P17">If <text:span text:style-name="Class_20_Variables">$mode</text:span> is not null, it will replace the class file access mode.</text:p>
      <text:p text:style-name="P17"/>
      <text:p text:style-name="P17">The class file access mode is returned.</text:p>
      <text:p text:style-name="P4"/>
      <text:p text:style-name="P4"/>
      <text:p text:style-name="P4"/>
      <text:h text:style-name="P26" text:outline-level="5">useIncludePath</text:h>
      <text:p text:style-name="P18"/>
      <text:p text:style-name="P13">Get (and / or set) the use include path flag when searching for a file.</text:p>
      <text:p text:style-name="P16"/>
      <text:p text:style-name="P16">Template</text:p>
      <text:p text:style-name="P14"/>
      <text:p text:style-name="P6">/**</text:p>
      <text:p text:style-name="P6"><text:s/>* useIncludePath</text:p>
      <text:p text:style-name="P6"><text:s/>*</text:p>
      <text:p text:style-name="P6"><text:s/>* set/get the use include path flag used when searching for a file</text:p>
      <text:p text:style-name="P6"><text:s/>* <text:span text:style-name="T1">@param</text:span> boolean $useIncludePath = (optional) use include path flag, null to query</text:p>
      <text:p text:style-name="P6"><text:s/>* <text:span text:style-name="T1">@return</text:span> boolean $useIncludePath</text:p>
      <text:p text:style-name="P6"><text:s/>*/</text:p>
      <text:p text:style-name="P6">public function useIncludePath($useIncludePath=null);</text:p>
      <text:p text:style-name="P17"/>
      <text:p text:style-name="P16">Narrative</text:p>
      <text:p text:style-name="P14"/>
      <text:p text:style-name="P15"><text:span text:style-name="T7">The </text:span><text:span text:style-name="Class_20_Variables"><text:span text:style-name="T7">useIncludePath</text:span></text:span><text:span text:style-name="T7"> method expects a single optional parameter</text:span></text:p>
      <text:p text:style-name="Method_20_Body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0">Properties</text:p>
          </table:table-cell>
          <table:table-cell table:style-name="Table23.B1" office:value-type="string">
            <text:p text:style-name="P10">Description</text:p>
          </table:table-cell>
        </table:table-row>
        <table:table-row>
          <table:table-cell table:style-name="Table23.A2" office:value-type="string">
            <text:p text:style-name="P11">$useIncludePath</text:p>
          </table:table-cell>
          <table:table-cell table:style-name="Table23.B2" office:value-type="string">
            <text:p text:style-name="P2">The useIncludePath flag.</text:p>
          </table:table-cell>
        </table:table-row>
      </table:table>
      <text:p text:style-name="P17"/>
      <text:p text:style-name="P17">If <text:span text:style-name="Class_20_Variables">$useIncludePath</text:span> is not null, it will replace the class <text:span text:style-name="Class_20_Variables">$useIncludePath</text:span> setting.</text:p>
      <text:p text:style-name="P17"/>
      <text:p text:style-name="P17">The class <text:span text:style-name="Class_20_Variables">$useIncludePath</text:span> setting is returned.</text:p>
      <text:p text:style-name="P4"/>
      <text:p text:style-name="P4"/>
      <text:p text:style-name="P4"/>
      <text:p text:style-name="P4"/>
      <text:h text:style-name="P24" text:outline-level="3">Source Listing</text:h>
      <text:p text:style-name="P37"/>
      <text:p text:style-name="P37">&lt;?php</text:p>
      <text:p text:style-name="P37">namespace Library\Compress;</text:p>
      <text:p text:style-name="P37"/>
      <text:p text:style-name="P37">/*</text:p>
      <text:p text:style-name="P37"><text:s/>* <text:tab/>iAdapter is copyright © 2012, 2013. EarthWalk Software.</text:p>
      <text:p text:style-name="P37"><text:s/>* <text:tab/>Licensed under the Academic Free License version 3.0</text:p>
      <text:p text:style-name="P37"><text:s/>* <text:tab/>Refer to the file named License.txt provided with the source, </text:p>
      <text:p text:style-name="P37"><text:s/>* <text:s text:c="8"/>or from http://opensource.org/licenses/academic.php</text:p>
      <text:p text:style-name="P37"><text:s/>*/</text:p>
      <text:p text:style-name="P37">/**</text:p>
      <text:p text:style-name="P37"><text:s/>* iAdapter.</text:p>
      <text:p text:style-name="P37"><text:s/>*</text:p>
      <text:p text:style-name="P37"><text:s/>* Compress Adapter interface.</text:p>
      <text:p text:style-name="P37"><text:s/>* <text:span text:style-name="T1">@author</text:span> Jay Wheeler.</text:p>
      <text:p text:style-name="P37"><text:s/>* <text:span text:style-name="T1">@version</text:span> 1.0</text:p>
      <text:p text:style-name="P37"><text:s/>* <text:span text:style-name="T1">@copyright</text:span> © 2012, 2013. EarthWalk Software.</text:p>
      <text:p text:style-name="P37"><text:s/>* <text:span text:style-name="T1">@license</text:span> Licensed under the Academic Free License version 3.0</text:p>
      <text:p text:style-name="P37"><text:s/>* <text:span text:style-name="T1">@package</text:span> Library</text:p>
      <text:p text:style-name="P37"><text:s/>* <text:span text:style-name="T1">@subpackage</text:span> Compress</text:p>
      <text:p text:style-name="P37"><text:s/>*/</text:p>
      <text:p text:style-name="P37">interface iAdapter</text:p>
      <text:p text:style-name="P37">{</text:p>
      <text:p text:style-name="P37"><text:tab/>/**</text:p>
      <text:p text:style-name="P37"><text:tab/> * open</text:p>
      <text:p text:style-name="P37"><text:tab/> *</text:p>
      <text:p text:style-name="P37"><text:tab/> * open a compressed file</text:p>
      <text:p text:style-name="P37"><text:tab/> * <text:span text:style-name="T1">@param</text:span> string $file = name of the file to open</text:p>
      <text:p text:style-name="P38"><text:tab/> * <text:span text:style-name="T1">@param</text:span> string $mode = file open mode - 3 bytes: </text:p>
      <text:p text:style-name="P38"><text:tab/> * <text:s text:c="33"/>1st = access type {r, w, a}, </text:p>
      <text:p text:style-name="P38"><text:tab/> * <text:s text:c="33"/>2nd = text-mode, either text or binary {t, b},</text:p>
      <text:p text:style-name="P38"><text:tab/> * <text:s text:c="33"/>3rd = compression level</text:p>
      <text:p text:style-name="P37"><text:tab/> * <text:span text:style-name="T1">@param</text:span> boolean $use_includes = (optional) true = search include directories also</text:p>
      <text:p text:style-name="P37"><text:tab/> * <text:span text:style-name="T1">@throws</text:span> \Library\Compress\Exception</text:p>
      <text:p text:style-name="P37"><text:tab/> */</text:p>
      <text:p text:style-name="P37"><text:tab/>public function open($fileName=null, $mode=null, $useIncludePath=false);</text:p>
      <text:p text:style-name="P37"/>
      <text:p text:style-name="P37"><text:tab/>/**</text:p>
      <text:p text:style-name="P37"><text:tab/> * fgetc</text:p>
      <text:p text:style-name="P37"><text:tab/> *</text:p>
      <text:p text:style-name="P37"><text:tab/> * get the next character from the current file</text:p>
      <text:p text:style-name="P37"><text:tab/> * <text:span text:style-name="T1">@return</text:span> string $char</text:p>
      <text:p text:style-name="P37"><text:tab/> * <text:span text:style-name="T1">@throws</text:span> \Library\Compress\Exception</text:p>
      <text:p text:style-name="P37"><text:tab/> */</text:p>
      <text:p text:style-name="P37"><text:tab/>public function fgetc();</text:p>
      <text:p text:style-name="P37"/>
      <text:p text:style-name="P37"><text:tab/>/**</text:p>
      <text:p text:style-name="P37"><text:tab/> * fgets</text:p>
      <text:p text:style-name="P37"><text:tab/> *</text:p>
      <text:p text:style-name="P37"><text:tab/> * get the next length of uncompressed characters from the current file</text:p>
      <text:p text:style-name="P37"><text:tab/> * <text:span text:style-name="T1">@param</text:span> integer $length = length of uncompressed characters</text:p>
      <text:p text:style-name="P37"><text:tab/> * <text:span text:style-name="T1">@return</text:span> string $buffer</text:p>
      <text:p text:style-name="P37"><text:tab/> * <text:span text:style-name="T1">@throws</text:span> \Library\Compress\Exception</text:p>
      <text:p text:style-name="P37"><text:tab/> */</text:p>
      <text:p text:style-name="P37"><text:tab/>public function fgets($length);</text:p>
      <text:p text:style-name="P37"/>
      <text:p text:style-name="P37"/>
      <text:p text:style-name="P39"><text:tab/>/**</text:p>
      <text:p text:style-name="P37"><text:tab/> * fgetss</text:p>
      <text:p text:style-name="P37"><text:tab/> *</text:p>
      <text:p text:style-name="P38"><text:tab/> * get the next length of uncompressed characters from the current file </text:p>
      <text:p text:style-name="P38"><text:tab/> * <text:s text:c="4"/>and strip HTML/PHP tags</text:p>
      <text:p text:style-name="P37"><text:tab/> * <text:span text:style-name="T1">@param</text:span> integer $length = length of uncompressed characters</text:p>
      <text:p text:style-name="P37"><text:tab/> * <text:span text:style-name="T1">@param</text:span> string $allowableTags = (optional) list of allowable tags</text:p>
      <text:p text:style-name="P37"><text:tab/> * <text:span text:style-name="T1">@return</text:span> string $buffer</text:p>
      <text:p text:style-name="P37"><text:tab/> * <text:span text:style-name="T1">@throws</text:span> \Library\Compress\Exception</text:p>
      <text:p text:style-name="P37"><text:tab/> */</text:p>
      <text:p text:style-name="P37"><text:tab/>public function fgetss($length, $allowableTags=null);</text:p>
      <text:p text:style-name="P37"/>
      <text:p text:style-name="P37"><text:tab/>/**</text:p>
      <text:p text:style-name="P37"><text:tab/> * fread</text:p>
      <text:p text:style-name="P37"><text:tab/> *</text:p>
      <text:p text:style-name="P37"><text:tab/> * Reads up to length uncompressed bytes from a file</text:p>
      <text:p text:style-name="P37"><text:tab/> * <text:span text:style-name="T1">@param</text:span> integer $length = length of bytes to read from the file</text:p>
      <text:p text:style-name="P37"><text:tab/> * <text:span text:style-name="T1">@return</text:span> string $buffer</text:p>
      <text:p text:style-name="P37"><text:tab/> * <text:span text:style-name="T1">@throws</text:span> \Library\Compress\Exception</text:p>
      <text:p text:style-name="P37"><text:tab/> */</text:p>
      <text:p text:style-name="P37"><text:tab/>public function fread($length);</text:p>
      <text:p text:style-name="P37"/>
      <text:p text:style-name="P37"><text:tab/>/**</text:p>
      <text:p text:style-name="P37"><text:tab/> * fwrite</text:p>
      <text:p text:style-name="P37"><text:tab/> *</text:p>
      <text:p text:style-name="P37"><text:tab/> * Write length bytes (or all) of the buffer to the current file</text:p>
      <text:p text:style-name="P37"><text:tab/> * <text:span text:style-name="T1">@param</text:span> string $buffer = (optional) buffer to write, null = use current buffer</text:p>
      <text:p text:style-name="P38"><text:tab/> * <text:span text:style-name="T1">@param</text:span> integer $length = (optional) buffer bytes to write, </text:p>
      <text:p text:style-name="P38"><text:tab/> *<text:tab/><text:tab/><text:tab/><text:tab/><text:tab/><text:tab/>buffer length bytes if null</text:p>
      <text:p text:style-name="P37"><text:tab/> * <text:span text:style-name="T1">@return</text:span> integer $bytes = bytes written</text:p>
      <text:p text:style-name="P37"><text:tab/> * <text:span text:style-name="T1">@throws</text:span> \Library\Compress\Exception</text:p>
      <text:p text:style-name="P37"><text:tab/> */</text:p>
      <text:p text:style-name="P37"><text:tab/>public function fwrite($buffer=null, $length=null);</text:p>
      <text:p text:style-name="P37"/>
      <text:p text:style-name="P37"><text:tab/>/**</text:p>
      <text:p text:style-name="P37"><text:tab/> * fpassthru</text:p>
      <text:p text:style-name="P37"><text:tab/> *</text:p>
      <text:p text:style-name="P37"><text:tab/> * Send remainder of uncompressed file to the output device</text:p>
      <text:p text:style-name="P37"><text:tab/> * <text:span text:style-name="T1">@return</text:span> integer $bytes = number of uncompressed bytes processed</text:p>
      <text:p text:style-name="P37"><text:tab/> * <text:span text:style-name="T1">@throws</text:span> \Library\Compress\Exception</text:p>
      <text:p text:style-name="P37"><text:tab/> */</text:p>
      <text:p text:style-name="P37"><text:tab/>public function fpassthru();</text:p>
      <text:p text:style-name="P37"/>
      <text:p text:style-name="P37"><text:tab/>/**</text:p>
      <text:p text:style-name="P37"><text:tab/> * rewind</text:p>
      <text:p text:style-name="P37"><text:tab/> *</text:p>
      <text:p text:style-name="P37"><text:tab/> * reset the file pointer to the start of the file</text:p>
      <text:p text:style-name="P37"><text:tab/> * <text:span text:style-name="T1">@throws</text:span> \Library\Compress\Exception</text:p>
      <text:p text:style-name="P37"><text:tab/> */</text:p>
      <text:p text:style-name="P37"><text:tab/>public function rewind();</text:p>
      <text:p text:style-name="P37"/>
      <text:p text:style-name="P37"><text:tab/>/**</text:p>
      <text:p text:style-name="P37"><text:tab/> * fseek</text:p>
      <text:p text:style-name="P37"><text:tab/> *</text:p>
      <text:p text:style-name="P37"><text:tab/> * Seek to the given offset, or, if whence=SEEK_CUR, relative to current position</text:p>
      <text:p text:style-name="P37"><text:tab/> * <text:span text:style-name="T1">@param</text:span> integer $offset = distance to seek</text:p>
      <text:p text:style-name="P38"><text:tab/> * <text:span text:style-name="T1">@param</text:span> integer $whence = (optional) seek type, SEEK_SET (absolute) or </text:p>
      <text:p text:style-name="P38"><text:tab/> *<text:tab/><text:tab/><text:tab/><text:tab/><text:tab/><text:tab/><text:tab/> <text:s text:c="3"/>SEEK_CUR (relative)</text:p>
      <text:p text:style-name="P37"><text:tab/> * <text:span text:style-name="T1">@throws</text:span> \Library\Compress\Exception</text:p>
      <text:p text:style-name="P37"><text:tab/> */</text:p>
      <text:p text:style-name="P37"><text:tab/>public function fseek($offset, $whence=SEEK_SET);</text:p>
      <text:p text:style-name="P37"><text:soft-page-break/></text:p>
      <text:p text:style-name="P37"><text:tab/>/**</text:p>
      <text:p text:style-name="P37"><text:tab/> * ftell</text:p>
      <text:p text:style-name="P37"><text:tab/> *</text:p>
      <text:p text:style-name="P37"><text:tab/> * Return the current pointer into the UNCOMPRESSED file</text:p>
      <text:p text:style-name="P37"><text:tab/> * <text:span text:style-name="T1">@return</text:span> integer $offset</text:p>
      <text:p text:style-name="P37"><text:tab/> * <text:span text:style-name="T1">@throws</text:span> \Library\Compress\Exception</text:p>
      <text:p text:style-name="P37"><text:tab/> */</text:p>
      <text:p text:style-name="P37"><text:tab/>public function ftell();</text:p>
      <text:p text:style-name="P37"/>
      <text:p text:style-name="P37"><text:tab/>/**</text:p>
      <text:p text:style-name="P37"><text:tab/> * eof</text:p>
      <text:p text:style-name="P37"><text:tab/> *</text:p>
      <text:p text:style-name="P37"><text:tab/> * Test the handle for end of file</text:p>
      <text:p text:style-name="P37"><text:tab/> * <text:span text:style-name="T1">@return</text:span> boolean $eof = end of file status</text:p>
      <text:p text:style-name="P37"><text:tab/> * <text:span text:style-name="T1">@throws</text:span> \Library\Compress\Exception</text:p>
      <text:p text:style-name="P37"><text:tab/> */</text:p>
      <text:p text:style-name="P37"><text:tab/>public function eof();</text:p>
      <text:p text:style-name="P37"/>
      <text:p text:style-name="P37"><text:tab/>/**</text:p>
      <text:p text:style-name="P37"><text:tab/> * fclose</text:p>
      <text:p text:style-name="P37"><text:tab/> *</text:p>
      <text:p text:style-name="P37"><text:tab/> * close the file</text:p>
      <text:p text:style-name="P37"><text:tab/> * <text:span text:style-name="T1">@throws</text:span> \Library\Compress\Exception</text:p>
      <text:p text:style-name="P37"><text:tab/> */</text:p>
      <text:p text:style-name="P37"><text:tab/>public function fclose();</text:p>
      <text:p text:style-name="P37"/>
      <text:p text:style-name="P37"><text:s/><text:tab/>/**</text:p>
      <text:p text:style-name="P37"><text:tab/> * validHandle</text:p>
      <text:p text:style-name="P37"><text:tab/> *</text:p>
      <text:p text:style-name="P37"><text:tab/> * returns if the handle is valid, throws exception if not valid</text:p>
      <text:p text:style-name="P37"><text:tab/> * <text:span text:style-name="T1">@throws</text:span> \Library\Compress\Exception</text:p>
      <text:p text:style-name="P37"><text:tab/> */</text:p>
      <text:p text:style-name="P37"><text:tab/>public function validHandle();</text:p>
      <text:p text:style-name="P37"/>
      <text:p text:style-name="P37"><text:tab/>/**</text:p>
      <text:p text:style-name="P37"><text:tab/> * handle</text:p>
      <text:p text:style-name="P37"><text:tab/> *</text:p>
      <text:p text:style-name="P37"><text:tab/> * get the current file handle</text:p>
      <text:p text:style-name="P37"><text:tab/> * <text:span text:style-name="T1">@return</text:span> resource $handle</text:p>
      <text:p text:style-name="P37"><text:tab/> */</text:p>
      <text:p text:style-name="P37"><text:tab/>public function handle();</text:p>
      <text:p text:style-name="P37"/>
      <text:p text:style-name="P37"><text:tab/>/**</text:p>
      <text:p text:style-name="P37"><text:tab/> * readToArray</text:p>
      <text:p text:style-name="P37"><text:tab/> *</text:p>
      <text:p text:style-name="P37"><text:tab/> * Open and read a complete gz-file into an array of lines.</text:p>
      <text:p text:style-name="P37"><text:tab/> * <text:span text:style-name="T1">@param</text:span> string $fileName = (optional) file name to open</text:p>
      <text:p text:style-name="P37"><text:tab/> * <text:span text:style-name="T1">@param</text:span> boolean $useIncludePath = (optional) include path flag</text:p>
      <text:p text:style-name="P37"><text:tab/> * <text:span text:style-name="T1">@return</text:span> array $lines</text:p>
      <text:p text:style-name="P37"><text:tab/> * <text:span text:style-name="T1">@throws</text:span> \Library\Compress\Exception</text:p>
      <text:p text:style-name="P37"><text:tab/> */</text:p>
      <text:p text:style-name="P37"><text:tab/>public function readToArray($fileName=null, $useIncludePath=false);</text:p>
      <text:p text:style-name="P37"/>
      <text:p text:style-name="P37"/>
      <text:p text:style-name="P39"><text:tab/>/**</text:p>
      <text:p text:style-name="P37"><text:tab/> * readFileAndOutput</text:p>
      <text:p text:style-name="P37"><text:tab/> *</text:p>
      <text:p text:style-name="P37"><text:tab/> * Reads a file, decompresses it and writes it to standard output.</text:p>
      <text:p text:style-name="P37"><text:tab/> * <text:span text:style-name="T1">@param</text:span> string $fileName = (optional) file name to open</text:p>
      <text:p text:style-name="P37"><text:tab/> * <text:span text:style-name="T1">@param</text:span> boolean $useIncludePath = (optional) include path flag</text:p>
      <text:p text:style-name="P37"><text:tab/> * <text:span text:style-name="T1">@return</text:span> integer $bytes = number of bytes read.</text:p>
      <text:p text:style-name="P37"><text:tab/> * <text:span text:style-name="T1">@throws</text:span> \Library\Compress\Exception</text:p>
      <text:p text:style-name="P37"><text:tab/> */</text:p>
      <text:p text:style-name="P37"><text:tab/>public function readFileAndOutput($fileName=null, $useIncludePath=false);</text:p>
      <text:p text:style-name="P37"/>
      <text:p text:style-name="P37"><text:tab/>/**</text:p>
      <text:p text:style-name="P37"><text:tab/> * compress</text:p>
      <text:p text:style-name="P37"><text:tab/> *</text:p>
      <text:p text:style-name="P37"><text:tab/> * Uses ZLIB compression to convert the buffer into a compressed buffer</text:p>
      <text:p text:style-name="P38"><text:tab/> * <text:span text:style-name="T1">@param</text:span> string $buffer = (optional) buffer to compress, </text:p>
      <text:p text:style-name="P38"><text:tab/> *<text:tab/><text:tab/><text:tab/><text:tab/><text:tab/> <text:s text:c="4"/>use current buffer if null</text:p>
      <text:p text:style-name="P37"><text:tab/> * <text:span text:style-name="T1">@param</text:span> integer level = (optional) compression factor (0 to 9), -1 = use default</text:p>
      <text:p text:style-name="P37"><text:tab/> * <text:span text:style-name="T1">@return</text:span> string $compressed</text:p>
      <text:p text:style-name="P37"><text:tab/> * <text:span text:style-name="T1">@throws</text:span> \Library\Compress\Exception</text:p>
      <text:p text:style-name="P37"><text:tab/> */</text:p>
      <text:p text:style-name="P37"><text:tab/>public function compress($buffer=null, $level=null);</text:p>
      <text:p text:style-name="P37"/>
      <text:p text:style-name="P37"><text:tab/>/**</text:p>
      <text:p text:style-name="P37"><text:tab/> * uncompress</text:p>
      <text:p text:style-name="P37"><text:tab/> *</text:p>
      <text:p text:style-name="P38"><text:tab/> * Uses ZLIB compression to convert the compressed buffer into </text:p>
      <text:p text:style-name="P38"><text:tab/> *<text:tab/> the uncompressed buffer</text:p>
      <text:p text:style-name="P38"><text:tab/> * <text:span text:style-name="T1">@param</text:span> string $compressed = (optional) buffer to uncompress,</text:p>
      <text:p text:style-name="P38"><text:tab/> *<text:tab/><text:tab/><text:tab/><text:tab/><text:tab/><text:tab/> <text:s text:c="2"/>use current compressed buffer if null</text:p>
      <text:p text:style-name="P37"><text:tab/> * <text:span text:style-name="T1">@param</text:span> integer level = (optional) compression factor (0 to 9), -1 = use default</text:p>
      <text:p text:style-name="P37"><text:tab/> * <text:span text:style-name="T1">@throws</text:span> \Library\Compress\Exception</text:p>
      <text:p text:style-name="P37"><text:tab/> */</text:p>
      <text:p text:style-name="P37"><text:tab/>public function uncompress($compressed=null, $length=0);</text:p>
      <text:p text:style-name="P37"/>
      <text:p text:style-name="P37"><text:tab/>/**</text:p>
      <text:p text:style-name="P37"><text:tab/> * encode</text:p>
      <text:p text:style-name="P37"><text:tab/> *</text:p>
      <text:p text:style-name="P37"><text:tab/> * Use GZIP compression to encode the supplied buffer</text:p>
      <text:p text:style-name="P38"><text:tab/> * <text:span text:style-name="T1">@param</text:span> string $buffer = (optional) buffer to compress, </text:p>
      <text:p text:style-name="P38"><text:tab/> *<text:tab/><text:tab/><text:tab/><text:tab/><text:tab/> <text:s text:c="4"/>use current buffer if null</text:p>
      <text:p text:style-name="P37"><text:tab/> * <text:span text:style-name="T1">@param</text:span> integer level = (optional) compression factor (0 to 9), -1 = use default</text:p>
      <text:p text:style-name="P37"><text:tab/> * <text:span text:style-name="T1">@param</text:span> integer mode = encoding mode (FORCE_GZIP or FORCE_DEFLATE)</text:p>
      <text:p text:style-name="P37"><text:tab/> * <text:span text:style-name="T1">@return</text:span> string $compressed = GZIP encoded buffer</text:p>
      <text:p text:style-name="P37"><text:tab/> * <text:span text:style-name="T1">@throws</text:span> \Library\Compress\Exception</text:p>
      <text:p text:style-name="P37"><text:tab/> */</text:p>
      <text:p text:style-name="P37"><text:tab/>public function encode($buffer=null, $level=null, $mode=FORCE_GZIP);</text:p>
      <text:p text:style-name="P37"/>
      <text:p text:style-name="P37"><text:tab/>/**</text:p>
      <text:p text:style-name="P37"><text:tab/> * decode</text:p>
      <text:p text:style-name="P37"><text:tab/> *</text:p>
      <text:p text:style-name="P37"><text:tab/> * Use GZIP compression to decode the supplied buffer</text:p>
      <text:p text:style-name="P38"><text:tab/> * <text:span text:style-name="T1">@param</text:span> string $compressed = (optional) buffer to compress, </text:p>
      <text:p text:style-name="P38"><text:tab/> *<text:tab/><text:tab/><text:tab/><text:tab/><text:tab/><text:tab/> <text:s text:c="2"/>use current compressed buffer if null</text:p>
      <text:p text:style-name="P37"><text:tab/> * <text:span text:style-name="T1">@param</text:span> integer length = (optional) length to decode</text:p>
      <text:p text:style-name="P37"><text:tab/> * <text:span text:style-name="T1">@return</text:span> string $buffer = decoded buffer</text:p>
      <text:p text:style-name="P37"><text:tab/> * <text:span text:style-name="T1">@throws</text:span> \Library\Compress\Exception</text:p>
      <text:p text:style-name="P37"><text:tab/> */</text:p>
      <text:p text:style-name="P37"><text:tab/>public function decode($compressed=null, $length=null);</text:p>
      <text:p text:style-name="P37"/>
      <text:p text:style-name="P37"/>
      <text:p text:style-name="P39"><text:tab/>/**</text:p>
      <text:p text:style-name="P37"><text:tab/> * deflate</text:p>
      <text:p text:style-name="P37"><text:tab/> *</text:p>
      <text:p text:style-name="P37"><text:tab/> * Use DEFLATE compression to deflate the supplied buffer</text:p>
      <text:p text:style-name="P37"><text:tab/> * <text:span text:style-name="T1">@param</text:span> string $buffer = (optional) buffer to deflate, use current buffer if null</text:p>
      <text:p text:style-name="P37"><text:tab/> * <text:span text:style-name="T1">@param</text:span> integer level = (optional) compression factor (0 to 9), -1 = use default</text:p>
      <text:p text:style-name="P37"><text:tab/> * <text:span text:style-name="T1">@return</text:span> string $compressed = DEFLATE encoded buffer</text:p>
      <text:p text:style-name="P37"><text:tab/> * <text:span text:style-name="T1">@throws</text:span> \Library\Compress\Exception</text:p>
      <text:p text:style-name="P37"><text:tab/> */</text:p>
      <text:p text:style-name="P37"><text:tab/>public function deflate($buffer=null, $level=null);</text:p>
      <text:p text:style-name="P37"/>
      <text:p text:style-name="P37"><text:tab/>/**</text:p>
      <text:p text:style-name="P37"><text:tab/> * inflate</text:p>
      <text:p text:style-name="P37"><text:tab/> *</text:p>
      <text:p text:style-name="P37"><text:tab/> * Use GZIP compression to decode the supplied buffer</text:p>
      <text:p text:style-name="P38"><text:tab/> * <text:span text:style-name="T1">@param</text:span> string $compressed = (optional) buffer to compress, </text:p>
      <text:p text:style-name="P38"><text:tab/> *<text:tab/><text:tab/><text:tab/><text:tab/><text:tab/><text:tab/> <text:s text:c="2"/>use current compressed buffer if null</text:p>
      <text:p text:style-name="P37"><text:tab/> * <text:span text:style-name="T1">@param</text:span> integer length = (optional) length to decode</text:p>
      <text:p text:style-name="P37"><text:tab/> * <text:span text:style-name="T1">@return</text:span> string $buffer = decoded buffer</text:p>
      <text:p text:style-name="P37"><text:tab/> * <text:span text:style-name="T1">@throws</text:span> \Library\Compress\Exception</text:p>
      <text:p text:style-name="P37"><text:tab/> */</text:p>
      <text:p text:style-name="P37"><text:tab/>public function inflate($compressed=null, $length=null);</text:p>
      <text:p text:style-name="P37"/>
      <text:p text:style-name="P37"><text:tab/>/**</text:p>
      <text:p text:style-name="P37"><text:tab/> * compressionLevel</text:p>
      <text:p text:style-name="P37"><text:tab/> *</text:p>
      <text:p text:style-name="P37"><text:tab/> * Compress factor</text:p>
      <text:p text:style-name="P37"><text:tab/> * <text:span text:style-name="T1">@param</text:span> integer $level = (optional) compression level, null to query</text:p>
      <text:p text:style-name="P37"><text:tab/> * <text:span text:style-name="T1">@return</text:span> integer $level</text:p>
      <text:p text:style-name="P37"><text:tab/> */</text:p>
      <text:p text:style-name="P37"><text:tab/>public function compressionLevel($level=null);</text:p>
      <text:p text:style-name="P37"/>
      <text:p text:style-name="P37"><text:tab/>/**</text:p>
      <text:p text:style-name="P37"><text:tab/> * buffer</text:p>
      <text:p text:style-name="P37"><text:tab/> *</text:p>
      <text:p text:style-name="P37"><text:tab/> * get/set the global i/o buffer</text:p>
      <text:p text:style-name="P37"><text:tab/> * <text:span text:style-name="T1">@param</text:span> string $buffer = (optional) buffer contents to set, null to query</text:p>
      <text:p text:style-name="P37"><text:tab/> * <text:span text:style-name="T1">@return</text:span> string $buffer</text:p>
      <text:p text:style-name="P37"><text:tab/> */</text:p>
      <text:p text:style-name="P37"><text:tab/>public function buffer($buffer=null);</text:p>
      <text:p text:style-name="P37"/>
      <text:p text:style-name="P37"><text:tab/>/**</text:p>
      <text:p text:style-name="P37"><text:tab/> * compressed</text:p>
      <text:p text:style-name="P37"><text:tab/> *</text:p>
      <text:p text:style-name="P37"><text:tab/> * get/set the global compressed i/o buffer</text:p>
      <text:p text:style-name="P37"><text:tab/> * <text:span text:style-name="T1">@param</text:span> string $compressed = (optional) compressed contents to set, null to query</text:p>
      <text:p text:style-name="P37"><text:tab/> * <text:span text:style-name="T1">@return</text:span> string $compressed</text:p>
      <text:p text:style-name="P37"><text:tab/> */</text:p>
      <text:p text:style-name="P37"><text:tab/>public function compressed($compressed=null);</text:p>
      <text:p text:style-name="P37"/>
      <text:p text:style-name="P37"><text:tab/>/**</text:p>
      <text:p text:style-name="P37"><text:tab/> * lines</text:p>
      <text:p text:style-name="P37"><text:tab/> *</text:p>
      <text:p text:style-name="P37"><text:tab/> * get an array containing the complete file, one line per element</text:p>
      <text:p text:style-name="P37"><text:tab/> * <text:span text:style-name="T1">@return</text:span> array $lines</text:p>
      <text:p text:style-name="P37"><text:tab/> */</text:p>
      <text:p text:style-name="P37"><text:tab/>public function lines();</text:p>
      <text:p text:style-name="P37"/>
      <text:p text:style-name="P37"/>
      <text:p text:style-name="P39"><text:tab/>/**</text:p>
      <text:p text:style-name="P37"><text:tab/> * fileName</text:p>
      <text:p text:style-name="P37"><text:tab/> *</text:p>
      <text:p text:style-name="P37"><text:tab/> * set/get the file name</text:p>
      <text:p text:style-name="P37"><text:tab/> * <text:span text:style-name="T1">@param</text:span> string $fileName = (optional) fileName, null to query</text:p>
      <text:p text:style-name="P37"><text:tab/> * <text:span text:style-name="T1">@return</text:span> string $fileName</text:p>
      <text:p text:style-name="P37"><text:tab/> */</text:p>
      <text:p text:style-name="P37"><text:tab/>public function fileName($fileName=null);</text:p>
      <text:p text:style-name="P37"/>
      <text:p text:style-name="P37"><text:tab/>/**</text:p>
      <text:p text:style-name="P37"><text:tab/> * mode</text:p>
      <text:p text:style-name="P37"><text:tab/> *</text:p>
      <text:p text:style-name="P37"><text:tab/> * set/get the mode setting</text:p>
      <text:p text:style-name="P37"><text:tab/> * <text:span text:style-name="T1">@param</text:span> string $mode = (optional) mode setting, null to query</text:p>
      <text:p text:style-name="P37"><text:tab/> * <text:span text:style-name="T1">@return</text:span> string $mode</text:p>
      <text:p text:style-name="P37"><text:tab/> */</text:p>
      <text:p text:style-name="P37"><text:tab/>public function mode($mode=null);</text:p>
      <text:p text:style-name="P37"/>
      <text:p text:style-name="P37"><text:tab/>/**</text:p>
      <text:p text:style-name="P37"><text:tab/> * useIncludePath</text:p>
      <text:p text:style-name="P37"><text:tab/> *</text:p>
      <text:p text:style-name="P37"><text:tab/> * set/get the use include path flag used when searching for a file</text:p>
      <text:p text:style-name="P37"><text:tab/> * <text:span text:style-name="T1">@param</text:span> boolean $useIncludePath = (optional) use include path flag, null to query</text:p>
      <text:p text:style-name="P37"><text:tab/> * <text:span text:style-name="T1">@return</text:span> boolean $useIncludePath</text:p>
      <text:p text:style-name="P37"><text:tab/> */</text:p>
      <text:p text:style-name="P37"><text:tab/>public function useIncludePath($useIncludePath=null);</text:p>
      <text:p text:style-name="P37"/>
      <text:p text:style-name="P37">}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Compress\iAdapter<text:tab/><text:tab/><text:tab/><text:page-number text:select-page="current">13</text:page-number><text:tab/><text:tab/><text:tab/><text:date style:data-style-name="N76" text:date-value="2013-03-12T20:49:32.99">March 12, 20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21H59M28S</meta:editing-duration>
    <meta:editing-cycles>95</meta:editing-cycles>
    <meta:generator>OpenOffice.org/3.2$Linux OpenOffice.org_project/320m12$Build-9483</meta:generator>
    <meta:initial-creator>Jay Wheeler</meta:initial-creator>
    <dc:date>2013-03-12T20:49:33</dc:date>
    <dc:creator>Jay Wheeler</dc:creator>
    <meta:document-statistic meta:table-count="23" meta:image-count="0" meta:object-count="0" meta:page-count="38" meta:paragraph-count="916" meta:word-count="3911" meta:character-count="25884"/>
    <meta:template xlink:type="simple" xlink:actuate="onRequest" xlink:title="ClassDefault" xlink:href="../ClassDefault.ott" meta:date="2012-06-12T12:20:04"/>
  </office:meta>
</office:document-meta>
</file>